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cm" table:align="center"/>
    </style:style>
    <style:style style:name="Table14.A" style:family="table-column">
      <style:table-column-properties style:column-width="4.731cm"/>
    </style:style>
    <style:style style:name="Table14.B" style:family="table-column">
      <style:table-column-properties style:column-width="10.209cm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4cm" table:align="center"/>
    </style:style>
    <style:style style:name="Table15.A" style:family="table-column">
      <style:table-column-properties style:column-width="4.731cm"/>
    </style:style>
    <style:style style:name="Table15.B" style:family="table-column">
      <style:table-column-properties style:column-width="10.209cm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4cm" table:align="center"/>
    </style:style>
    <style:style style:name="Table16.A" style:family="table-column">
      <style:table-column-properties style:column-width="4.731cm"/>
    </style:style>
    <style:style style:name="Table16.B" style:family="table-column">
      <style:table-column-properties style:column-width="10.209cm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7" style:family="table">
      <style:table-properties style:width="14.94cm" table:align="center"/>
    </style:style>
    <style:style style:name="Table17.A" style:family="table-column">
      <style:table-column-properties style:column-width="4.731cm"/>
    </style:style>
    <style:style style:name="Table17.B" style:family="table-column">
      <style:table-column-properties style:column-width="10.209cm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8" style:family="table">
      <style:table-properties style:width="14.94cm" table:align="center"/>
    </style:style>
    <style:style style:name="Table18.A" style:family="table-column">
      <style:table-column-properties style:column-width="4.731cm"/>
    </style:style>
    <style:style style:name="Table18.B" style:family="table-column">
      <style:table-column-properties style:column-width="10.209cm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9" style:family="table">
      <style:table-properties style:width="14.94cm" table:align="center"/>
    </style:style>
    <style:style style:name="Table19.A" style:family="table-column">
      <style:table-column-properties style:column-width="4.731cm"/>
    </style:style>
    <style:style style:name="Table19.B" style:family="table-column">
      <style:table-column-properties style:column-width="10.209cm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0" style:family="table">
      <style:table-properties style:width="14.94cm" table:align="center"/>
    </style:style>
    <style:style style:name="Table20.A" style:family="table-column">
      <style:table-column-properties style:column-width="4.731cm"/>
    </style:style>
    <style:style style:name="Table20.B" style:family="table-column">
      <style:table-column-properties style:column-width="10.209cm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1" style:family="table">
      <style:table-properties style:width="14.94cm" table:align="center"/>
    </style:style>
    <style:style style:name="Table21.A" style:family="table-column">
      <style:table-column-properties style:column-width="4.731cm"/>
    </style:style>
    <style:style style:name="Table21.B" style:family="table-column">
      <style:table-column-properties style:column-width="10.209cm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2" style:family="table">
      <style:table-properties style:width="14.94cm" table:align="center"/>
    </style:style>
    <style:style style:name="Table22.A" style:family="table-column">
      <style:table-column-properties style:column-width="4.731cm"/>
    </style:style>
    <style:style style:name="Table22.B" style:family="table-column">
      <style:table-column-properties style:column-width="10.209cm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3" style:family="table">
      <style:table-properties style:width="14.94cm" table:align="center"/>
    </style:style>
    <style:style style:name="Table23.A" style:family="table-column">
      <style:table-column-properties style:column-width="4.731cm"/>
    </style:style>
    <style:style style:name="Table23.B" style:family="table-column">
      <style:table-column-properties style:column-width="10.209cm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4" style:family="table">
      <style:table-properties style:width="14.94cm" table:align="center"/>
    </style:style>
    <style:style style:name="Table24.A" style:family="table-column">
      <style:table-column-properties style:column-width="4.731cm"/>
    </style:style>
    <style:style style:name="Table24.B" style:family="table-column">
      <style:table-column-properties style:column-width="10.209cm"/>
    </style:style>
    <style:style style:name="Table24.1" style:family="table-row">
      <style:table-row-properties fo:background-color="#0000ff">
        <style:background-image/>
      </style:table-row-properties>
    </style:style>
    <style:style style:name="Table2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Code_20_Listing"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Body">
      <style:paragraph-properties fo:margin-left="1.251cm" fo:margin-right="0cm" fo:text-indent="0cm" style:auto-text-indent="false"/>
    </style:style>
    <style:style style:name="P10" style:family="paragraph" style:parent-style-name="Method_20_Code_20_Listing">
      <style:text-properties fo:color="#000080"/>
    </style:style>
    <style:style style:name="P11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Method_20_Code_20_Listing">
      <style:text-properties fo:color="#0000ff"/>
    </style:style>
    <style:style style:name="P13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4" style:family="paragraph" style:parent-style-name="Method_20_Code_20_Listing">
      <style:paragraph-properties fo:margin-left="1.199cm" fo:margin-right="0cm" fo:text-indent="0cm" style:auto-text-indent="false"/>
      <style:text-properties fo:color="#0000ff"/>
    </style:style>
    <style:style style:name="P15" style:family="paragraph" style:parent-style-name="Method_20_Body">
      <style:text-properties fo:color="#000080"/>
    </style:style>
    <style:style style:name="P16" style:family="paragraph" style:parent-style-name="Method_20_Body"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8" style:family="paragraph" style:parent-style-name="Code_20_Listing">
      <style:paragraph-properties fo:break-before="page"/>
      <style:text-properties fo:color="#000080"/>
    </style:style>
    <style:style style:name="P19" style:family="paragraph" style:parent-style-name="Method_20_Title">
      <style:paragraph-properties fo:break-before="page"/>
    </style:style>
    <style:style style:name="P20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Method_20_Code_20_Listing">
      <style:text-properties fo:color="#000080"/>
    </style:style>
    <style:style style:name="P22" style:family="paragraph" style:parent-style-name="Standard" style:list-style-name="L1"/>
    <style:style style:name="P23" style:family="paragraph" style:parent-style-name="Coding_20_Title">
      <style:paragraph-properties fo:break-before="page"/>
    </style:style>
    <style:style style:name="P24" style:family="paragraph" style:parent-style-name="Criteria_20_Body" style:list-style-name="L1"/>
    <style:style style:name="P25" style:family="paragraph" style:parent-style-name="Method_20_List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 style:font-name="DejaVu Serif2"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Monospace" style:font-size-asian="11pt" style:font-name-complex="Monospace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tream</text:h>
      <text:p text:style-name="Class_20_Description"/>
      <text:p text:style-name="Class_20_Description">The <text:span text:style-name="Class_20_Variables">Stream</text:span> provides a class factory to instantiate the selected stream adapter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tream</text:span> class are:</text:p>
      <text:p text:style-name="Criteria_20_Body"/>
      <text:list xml:id="list543802282" text:style-name="L1">
        <text:list-item>
          <text:p text:style-name="P24">The <text:span text:style-name="Class_20_Variables">Stream</text:span> class implements the <text:span text:style-name="Class_20_Variables">RecursiveIterator</text:span> and <text:span text:style-name="Class_20_Variables">SeekableIterator</text:span> interfaces;</text:p>
        </text:list-item>
        <text:list-item>
          <text:p text:style-name="P22">Uses the <text:span text:style-name="Class_20_Variables">Stream\Factory</text:span> class to instantiate the proper stream adapter;</text:p>
        </text:list-item>
        <text:list-item>
          <text:p text:style-name="P22">Uses the <text:span text:style-name="Class_20_Variables">Stream\Exception</text:span> and <text:span text:style-name="Class_20_Variables">Error</text:span> classes to throw exceptions on errors;</text:p>
        </text:list-item>
        <text:list-item>
          <text:p text:style-name="P22"/>
        </text:list-item>
      </text:list>
      <text:p text:style-name="Standard"/>
      <text:p text:style-name="Standard"/>
      <text:h text:style-name="P25" text:outline-level="4">Class Properties</text:h>
      <text:h text:style-name="Criteria_20_Title" text:outline-level="2"/>
      <text:p text:style-name="Method_20_Body">The <text:span text:style-name="Class_20_Variables">Stream</text:span> class defines the following class property (variable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Properties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6">$stream</text:p>
          </table:table-cell>
          <table:table-cell table:style-name="MethodTable.B2" office:value-type="string">
            <text:p text:style-name="P3">Adapter class object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Stream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5">Method</text:p>
            </table:table-cell>
            <table:table-cell table:style-name="Table3.B1" office:value-type="string">
              <text:p text:style-name="P5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7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__destruct">__destruct</text:a></text:p>
          </table:table-cell>
          <table:table-cell table:style-name="Table3.B2" office:value-type="string">
            <text:p text:style-name="Method_20_Table_20_Description">Class destructo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Line">getLine</text:a></text:p>
          </table:table-cell>
          <table:table-cell table:style-name="Table3.B2" office:value-type="string">
            <text:p text:style-name="P2">Read the next line from the stream.</text:p>
          </table:table-cell>
        </table:table-row>
        <table:table-row table:style-name="Table3.2">
          <table:table-cell table:style-name="Table3.A2" office:value-type="string">
            <text:h text:style-name="P20" text:outline-level="5"><text:a xlink:type="simple" xlink:href="#getStream">getStream</text:a></text:h>
          </table:table-cell>
          <table:table-cell table:style-name="Table3.B2" office:value-type="string">
            <text:p text:style-name="Method_20_Table_20_Description">Returns the stream content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Contents">getContents</text:a></text:p>
          </table:table-cell>
          <table:table-cell table:style-name="Table3.B2" office:value-type="string">
            <text:p text:style-name="Method_20_Table_20_Description">Read th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streamInfo">streamInfo</text:a></text:p>
          </table:table-cell>
          <table:table-cell table:style-name="Table3.B2" office:value-type="string">
            <text:p text:style-name="P2">Read the streamInfo array (meta_data)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extractHeader">extractHeader</text:a></text:p>
          </table:table-cell>
          <table:table-cell table:style-name="Table3.B2" office:value-type="string">
            <text:p text:style-name="P2">Extract the header from the buffer and return the (shortened) buff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isTimeout">isTimeout</text:a></text:p>
          </table:table-cell>
          <table:table-cell table:style-name="Table3.B2" office:value-type="string">
            <text:p text:style-name="Method_20_Table_20_Description">Check if there was a timeout.</text:p>
          </table:table-cell>
        </table:table-row>
        <table:table-row table:style-name="Table3.2">
          <table:table-cell table:style-name="Table3.A2" office:value-type="string">
            <text:h text:style-name="P20" text:outline-level="5"><text:a xlink:type="simple" xlink:href="#isLocal">isLocal</text:a></text:h>
          </table:table-cell>
          <table:table-cell table:style-name="Table3.B2" office:value-type="string">
            <text:p text:style-name="Method_20_Table_20_Description">Check if this is a local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isLockable">isLockable</text:a></text:p>
          </table:table-cell>
          <table:table-cell table:style-name="Table3.B2" office:value-type="string">
            <text:p text:style-name="P2">Returns true if stream can be locked using the PHP <text:span text:style-name="T4">flock</text:span> function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setTimeout">setTimeout</text:a></text:p>
          </table:table-cell>
          <table:table-cell table:style-name="Table3.B2" office:value-type="string">
            <text:p text:style-name="P2">Set the timeout for this stream in seconds and microsecond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createContext">createContext</text:a></text:p>
          </table:table-cell>
          <table:table-cell table:style-name="Table3.B2" office:value-type="string">
            <text:p text:style-name="P2">Get a stream context for the supplied option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buffer">buffer</text:a></text:p>
          </table:table-cell>
          <table:table-cell table:style-name="Table3.B2" office:value-type="string">
            <text:p text:style-name="P2">Returns, or sets and returns, a copy of the input buff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header">header</text:a></text:p>
          </table:table-cell>
          <table:table-cell table:style-name="Table3.B2" office:value-type="string">
            <text:p text:style-name="P2">Returns a copy of the stream header buff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getc">fgetc</text:a></text:p>
          </table:table-cell>
          <table:table-cell table:style-name="Table3.B2" office:value-type="string">
            <text:p text:style-name="P2">Returns the next character in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gets">fgets</text:a></text:p>
          </table:table-cell>
          <table:table-cell table:style-name="Table3.B2" office:value-type="string">
            <text:p text:style-name="Method_20_Table_20_Description">Returns the next line in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getss">fgetss</text:a></text:p>
          </table:table-cell>
          <table:table-cell table:style-name="Table3.B2" office:value-type="string">
            <text:p text:style-name="P2">Get the next line from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getcsv">fgetcsv</text:a></text:p>
          </table:table-cell>
          <table:table-cell table:style-name="Table3.B2" office:value-type="string">
            <text:p text:style-name="P2">Returns the next line from the csv file as an indexed array of fields (index) and value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scanf">fscanf</text:a></text:p>
          </table:table-cell>
          <table:table-cell table:style-name="Table3.B2" office:value-type="string">
            <text:p text:style-name="P2">Returns the next input line from the file stream parsed according to a format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putcsv">fputcsv</text:a></text:p>
          </table:table-cell>
          <table:table-cell table:style-name="Table3.B2" office:value-type="string">
            <text:p text:style-name="P2">Format line as CSV and write to the file stream.</text:p>
          </table:table-cell>
        </table:table-row>
        <text:soft-page-break/>
        <table:table-row table:style-name="Table3.2">
          <table:table-cell table:style-name="Table3.A2" office:value-type="string">
            <text:p text:style-name="P8"><text:a xlink:type="simple" xlink:href="#fwrite">fwrite</text:a></text:p>
          </table:table-cell>
          <table:table-cell table:style-name="Table3.B2" office:value-type="string">
            <text:p text:style-name="P2">Write the buffer to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seek">fseek</text:a></text:p>
          </table:table-cell>
          <table:table-cell table:style-name="Table3.B2" office:value-type="string">
            <text:p text:style-name="P2">Seek to the requested record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flush">fflush</text:a></text:p>
          </table:table-cell>
          <table:table-cell table:style-name="Table3.B2" office:value-type="string">
            <text:p text:style-name="P2">Flush all buffered output to the output buff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truncate">ftruncate</text:a></text:p>
          </table:table-cell>
          <table:table-cell table:style-name="Table3.B2" office:value-type="string">
            <text:p text:style-name="P2">Returns the position of the file point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lock">flock</text:a></text:p>
          </table:table-cell>
          <table:table-cell table:style-name="Table3.B2" office:value-type="string">
            <text:p text:style-name="P2">Attempt to lock the file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stat">fstat</text:a></text:p>
          </table:table-cell>
          <table:table-cell table:style-name="Table3.B2" office:value-type="string">
            <text:p text:style-name="P2">Gets information about the file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tell">ftell</text:a></text:p>
          </table:table-cell>
          <table:table-cell table:style-name="Table3.B2" office:value-type="string">
            <text:p text:style-name="P2">Returns the position of the file point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fpassthru">fpassthru</text:a></text:p>
          </table:table-cell>
          <table:table-cell table:style-name="Table3.B2" office:value-type="string">
            <text:p text:style-name="P2">Reads to EOF on the file stream from the current position and writes the results to the output buff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eof">eof</text:a></text:p>
          </table:table-cell>
          <table:table-cell table:style-name="Table3.B2" office:value-type="string">
            <text:p text:style-name="P2">Return the end-of-file status for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Flags">getFlags</text:a></text:p>
          </table:table-cell>
          <table:table-cell table:style-name="Table3.B2" office:value-type="string">
            <text:p text:style-name="P2">Get current flag setting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setFlags">setFlags</text:a></text:p>
          </table:table-cell>
          <table:table-cell table:style-name="Table3.B2" office:value-type="string">
            <text:p text:style-name="P2">Set current flag setting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CsvControl">getCsvControl</text:a></text:p>
          </table:table-cell>
          <table:table-cell table:style-name="Table3.B2" office:value-type="string">
            <text:p text:style-name="P2">Get the csv control flags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CurrentLine">getCurrentLine</text:a></text:p>
          </table:table-cell>
          <table:table-cell table:style-name="Table3.B2" office:value-type="string">
            <text:p text:style-name="P2">Get the next line from the file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MaxLineLen">getMaxLineLen</text:a></text:p>
          </table:table-cell>
          <table:table-cell table:style-name="Table3.B2" office:value-type="string">
            <text:p text:style-name="P2">Get maximum line length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setMaxLineLen">setMaxLineLen</text:a></text:p>
          </table:table-cell>
          <table:table-cell table:style-name="Table3.B2" office:value-type="string">
            <text:p text:style-name="P2">Set the maximum line length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current">current</text:a></text:p>
          </table:table-cell>
          <table:table-cell table:style-name="Table3.B2" office:value-type="string">
            <text:p text:style-name="P2">Retrieve current line of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key">key</text:a></text:p>
          </table:table-cell>
          <table:table-cell table:style-name="Table3.B2" office:value-type="string">
            <text:p text:style-name="P2">Retrieve the current file stream line number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next">next</text:a></text:p>
          </table:table-cell>
          <table:table-cell table:style-name="Table3.B2" office:value-type="string">
            <text:p text:style-name="P2">Return the next line in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rewind">rewind</text:a></text:p>
          </table:table-cell>
          <table:table-cell table:style-name="Table3.B2" office:value-type="string">
            <text:p text:style-name="P2">Rewind to the first line of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valid">valid</text:a></text:p>
          </table:table-cell>
          <table:table-cell table:style-name="Table3.B2" office:value-type="string">
            <text:p text:style-name="P2">Returns true if file is not at eof, otherwise returns false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seek">seek</text:a></text:p>
          </table:table-cell>
          <table:table-cell table:style-name="Table3.B2" office:value-type="string">
            <text:p text:style-name="P2">Seek to the requested line in the file stream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hasChildren">hasChildren</text:a></text:p>
          </table:table-cell>
          <table:table-cell table:style-name="Table3.B2" office:value-type="string">
            <text:p text:style-name="P2">Returns true if has children, false if not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getChildren">getChildren</text:a></text:p>
          </table:table-cell>
          <table:table-cell table:style-name="Table3.B2" office:value-type="string">
            <text:p text:style-name="P2">Returns null, because has no children.</text:p>
          </table:table-cell>
        </table:table-row>
        <table:table-row table:style-name="Table3.2">
          <table:table-cell table:style-name="Table3.A2" office:value-type="string">
            <text:p text:style-name="P8"><text:a xlink:type="simple" xlink:href="#__toString">__toString</text:a></text:p>
          </table:table-cell>
          <table:table-cell table:style-name="Table3.B2" office:value-type="string">
            <text:p text:style-name="P2">Return the current record as a string (alias of <text:span text:style-name="Class_20_Variables">current</text:span>).</text:p>
          </table:table-cell>
        </table:table-row>
      </table:table>
      <text:p text:style-name="Standard"/>
      <text:p text:style-name="Standard"/>
      <text:p text:style-name="Standard"/>
      <text:h text:style-name="P19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0">/**</text:p>
      <text:p text:style-name="P10"><text:s/>* __construct</text:p>
      <text:p text:style-name="P10"><text:s/>*</text:p>
      <text:p text:style-name="P10"><text:s/>* Class constructor</text:p>
      <text:p text:style-name="P10"><text:s/>* <text:span text:style-name="T4">@param</text:span> string $adapter = stream adapter name</text:p>
      <text:p text:style-name="P10"><text:s/>* <text:span text:style-name="T4">@param</text:span> string $url = url of the file or resource</text:p>
      <text:p text:style-name="P13"><text:s/>* <text:span text:style-name="T4">@param</text:span> string $mode = (optional) 'r' (or empty) for read, 'w' for write</text:p>
      <text:p text:style-name="P13"><text:s/>* @param boolean $useIncludePath = true to also search the include path.</text:p>
      <text:p text:style-name="P10"><text:s/>* <text:span text:style-name="T4">@param</text:span> resource $context = (optional) stream context resource, null for none</text:p>
      <text:p text:style-name="P10"><text:s/>* <text:span text:style-name="T4">@throws</text:span> Library\Stream\Exception</text:p>
      <text:p text:style-name="P10"><text:s/>*/</text:p>
      <text:p text:style-name="P10">public function __construct($adapter, $url, </text:p>
      <text:p text:style-name="P10"><text:tab/><text:tab/><text:tab/><text:tab/><text:tab/> <text:s text:c="3"/>$mode='r', </text:p>
      <text:p text:style-name="P10"><text:tab/><text:tab/><text:tab/><text:tab/><text:tab/> <text:s text:c="3"/>$useIncludePath=false, </text:p>
      <text:p text:style-name="P10"><text:tab/><text:tab/><text:tab/><text:tab/><text:tab/> <text:s text:c="3"/>$context=null)</text:p>
      <text:p text:style-name="P10">{</text:p>
      <text:p text:style-name="P10"><text:tab/>$this-&gt;stream = Stream\Factory::instantiateClass($adapter, $url, </text:p>
      <text:p text:style-name="P10"><text:tab/><text:tab/><text:tab/><text:tab/><text:tab/><text:tab/><text:tab/><text:tab/><text:tab/> <text:s text:c="6"/>$mode,</text:p>
      <text:p text:style-name="P10"><text:tab/><text:tab/><text:tab/><text:tab/><text:tab/><text:tab/><text:tab/><text:tab/><text:tab/> <text:s text:c="6"/>$useIncludePath,</text:p>
      <text:p text:style-name="P10"><text:tab/><text:tab/><text:tab/><text:tab/><text:tab/><text:tab/><text:tab/><text:tab/><text:tab/> <text:s text:c="6"/>$context);</text:p>
      <text:p text:style-name="P10">}</text:p>
      <text:p text:style-name="Method_20_Body"/>
      <text:p text:style-name="Method_20_Body">The <text:span text:style-name="Class_20_Variables">__construct</text:span> method expects a two, mandatory parameter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8">$adapter</text:p>
          </table:table-cell>
          <table:table-cell table:style-name="Table5.B2" office:value-type="string">
            <text:p text:style-name="Method_20_Table_20_Description">The name of the stream adapter.</text:p>
          </table:table-cell>
        </table:table-row>
        <table:table-row>
          <table:table-cell table:style-name="Table5.A2" office:value-type="string">
            <text:p text:style-name="P8">$url</text:p>
          </table:table-cell>
          <table:table-cell table:style-name="Table5.B2" office:value-type="string">
            <text:p text:style-name="Method_20_Table_20_Description">URL of the file or resource.</text:p>
          </table:table-cell>
        </table:table-row>
      </table:table>
      <text:p text:style-name="Method_20_Body"/>
      <text:p text:style-name="Method_20_Body">and three,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arameter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8">$mode</text:p>
          </table:table-cell>
          <table:table-cell table:style-name="Table6.B2" office:value-type="string">
            <text:p text:style-name="Method_20_Table_20_Description">File open mode, defaults to 'r' for read</text:p>
          </table:table-cell>
        </table:table-row>
        <table:table-row>
          <table:table-cell table:style-name="Table6.A2" office:value-type="string">
            <text:p text:style-name="P8">$useIncludePath</text:p>
          </table:table-cell>
          <table:table-cell table:style-name="Table6.B2" office:value-type="string">
            <text:p text:style-name="Method_20_Table_20_Description">True to also search the include path for the file.</text:p>
          </table:table-cell>
        </table:table-row>
        <table:table-row>
          <table:table-cell table:style-name="Table6.A2" office:value-type="string">
            <text:p text:style-name="P8">$context</text:p>
          </table:table-cell>
          <table:table-cell table:style-name="Table6.B2" office:value-type="string">
            <text:p text:style-name="Method_20_Table_20_Description">Stream context resource.</text:p>
          </table:table-cell>
        </table:table-row>
      </table:table>
      <text:p text:style-name="Method_20_Body"/>
      <text:p text:style-name="Method_20_Body">The supplied parameters are passed to the <text:span text:style-name="Class_20_Variables">instantiateClass </text:span>of the <text:span text:style-name="Class_20_Variables">Stream\Factory</text:span> class to create an instance of the specified adapter, and the result is stored in the <text:span text:style-name="Class_20_Variables">$stream</text:span> class variable.</text:p>
      <text:p text:style-name="Method_20_Body"/>
      <text:p text:style-name="Method_20_Body"/>
      <text:h text:style-name="P19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10">/**</text:p>
      <text:p text:style-name="P10"><text:s/>* __destruct</text:p>
      <text:p text:style-name="P10"><text:s/>*</text:p>
      <text:p text:style-name="P10"><text:s/>* class destructor</text:p>
      <text:p text:style-name="P10"><text:s/>* <text:span text:style-name="T4">@return</text:span> null</text:p>
      <text:p text:style-name="P10"><text:s/>*/</text:p>
      <text:p text:style-name="P10">public function __destruct()</text:p>
      <text:p text:style-name="P10">{</text:p>
      <text:p text:style-name="P10"><text:tab/>unset($this-&gt;stream);</text:p>
      <text:p text:style-name="P10">}</text:p>
      <text:p text:style-name="Method_20_Body"/>
      <text:p text:style-name="Method_20_Body">The <text:span text:style-name="Class_20_Variables">$stream</text:span> class variable is destroyed using the PHP <text:span text:style-name="Class_20_Variables">unset</text:span> function to delete the adapter class instance.</text:p>
      <text:p text:style-name="Method_20_Body"/>
      <text:p text:style-name="Method_20_Body"/>
      <text:h text:style-name="P19" text:outline-level="5"><text:bookmark-start text:name="getLine"/>getLine<text:bookmark-end text:name="getLine"/></text:h>
      <text:p text:style-name="Method_20_Body"/>
      <text:p text:style-name="Method_20_Body">Read the next line from the stream.</text:p>
      <text:p text:style-name="Method_20_Body"/>
      <text:p text:style-name="P10">/**</text:p>
      <text:p text:style-name="P10"><text:s/>* getLine</text:p>
      <text:p text:style-name="P10"><text:s/>*</text:p>
      <text:p text:style-name="P10"><text:s/>* read the line from the stream</text:p>
      <text:p text:style-name="P13"><text:s/>* <text:span text:style-name="T4">@param</text:span> integer $maxLength = (optional) length to read from the stream, </text:p>
      <text:p text:style-name="P13"><text:s/>*<text:tab/><text:tab/><text:tab/><text:tab/><text:tab/><text:tab/> <text:s/>-1 to read to end-of-file (default)</text:p>
      <text:p text:style-name="P13"><text:s/>* <text:span text:style-name="T4">@param</text:span> string $ending = (optional) line ending sequence, </text:p>
      <text:p text:style-name="P13"><text:s/>*<text:tab/><text:tab/><text:tab/><text:tab/><text:tab/> <text:s text:c="4"/>null to use system-relative standard (default)</text:p>
      <text:p text:style-name="P10"><text:s/>* <text:span text:style-name="T4">@return</text:span> string $buffer = buffer read</text:p>
      <text:p text:style-name="P10"><text:s/>* <text:span text:style-name="T4">@throws</text:span> Library\Stream\Exception</text:p>
      <text:p text:style-name="P10"><text:s/>*/</text:p>
      <text:p text:style-name="P10">public function getLine($maxLength=-1, $ending=null)</text:p>
      <text:p text:style-name="P10">{</text:p>
      <text:p text:style-name="P10"><text:tab/>return $this-&gt;stream-&gt;getLine($maxLength, $ending);</text:p>
      <text:p text:style-name="P10">}</text:p>
      <text:p text:style-name="Method_20_Body"/>
      <text:p text:style-name="Method_20_Body">The <text:span text:style-name="Class_20_Variables">getLine</text:span> method expects two, optional parameter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arameter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8">$maxLength</text:p>
          </table:table-cell>
          <table:table-cell table:style-name="Table1.B2" office:value-type="string">
            <text:p text:style-name="Method_20_Table_20_Description">Length to read from the stream.</text:p>
          </table:table-cell>
        </table:table-row>
        <table:table-row>
          <table:table-cell table:style-name="Table1.A2" office:value-type="string">
            <text:p text:style-name="P8">$ending</text:p>
          </table:table-cell>
          <table:table-cell table:style-name="Table1.B2" office:value-type="string">
            <text:p text:style-name="Method_20_Table_20_Description">Line ending sequence.</text:p>
          </table:table-cell>
        </table:table-row>
      </table:table>
      <text:p text:style-name="Method_20_Body"/>
      <text:p text:style-name="Method_20_Body">The parameters are passed to the <text:span text:style-name="Class_20_Variables">getLine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getStream"/>getStream<text:bookmark-end text:name="getStream"/></text:h>
      <text:p text:style-name="Method_20_Body"/>
      <text:p text:style-name="Method_20_Body">Get stream contents.</text:p>
      <text:p text:style-name="Method_20_Body"/>
      <text:p text:style-name="P10">/**</text:p>
      <text:p text:style-name="P10"><text:s/>* getStream</text:p>
      <text:p text:style-name="P10"><text:s/>*</text:p>
      <text:p text:style-name="P10"><text:s/>* get stream contents</text:p>
      <text:p text:style-name="P13"><text:s/>* <text:span text:style-name="T4">@param</text:span> integer $maxLength = (optional) length to read from the stream, </text:p>
      <text:p text:style-name="P13"><text:s/>*<text:tab/><text:tab/><text:tab/><text:tab/><text:tab/><text:tab/> <text:s text:c="2"/>-1 to read to end-of-file (default)</text:p>
      <text:p text:style-name="P13"><text:s/>* <text:span text:style-name="T4">@param</text:span> integer $offset = (optional) bytes to skip before adding to buffer, </text:p>
      <text:p text:style-name="P13"><text:s/>*<text:tab/><text:tab/><text:tab/><text:tab/><text:tab/> <text:s text:c="5"/>-1 to start at the next buffer (default)</text:p>
      <text:p text:style-name="P10"><text:s/>* <text:span text:style-name="T4">@return</text:span> string $buffer = stream content</text:p>
      <text:p text:style-name="P10"><text:s/>* <text:span text:style-name="T4">@throws</text:span> \Library\Stream\Exception</text:p>
      <text:p text:style-name="P10"><text:s/>*/</text:p>
      <text:p text:style-name="P10">public function getStream($maxLength=-1, $offset=-1)</text:p>
      <text:p text:style-name="P10">{</text:p>
      <text:p text:style-name="P10"><text:tab/>return $this-&gt;stream-&gt;getStream($maxLength, $offset);</text:p>
      <text:p text:style-name="P10">}</text:p>
      <text:p text:style-name="Method_20_Body"/>
      <text:p text:style-name="Method_20_Body">The <text:span text:style-name="Class_20_Variables">getStream</text:span> method expects two, optional parameter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arameter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8">$maxLength</text:p>
          </table:table-cell>
          <table:table-cell table:style-name="Table2.B2" office:value-type="string">
            <text:p text:style-name="Method_20_Table_20_Description">Length to read from the stream.</text:p>
          </table:table-cell>
        </table:table-row>
        <table:table-row>
          <table:table-cell table:style-name="Table2.A2" office:value-type="string">
            <text:p text:style-name="P8">$offset</text:p>
          </table:table-cell>
          <table:table-cell table:style-name="Table2.B2" office:value-type="string">
            <text:p text:style-name="Method_20_Table_20_Description">Number of bytes to skip before adding stream data to the buffer.</text:p>
          </table:table-cell>
        </table:table-row>
      </table:table>
      <text:p text:style-name="Method_20_Body"/>
      <text:p text:style-name="Method_20_Body">The parameters are passed to the <text:span text:style-name="Class_20_Variables">getStream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getContents"/>getContents<text:bookmark-end text:name="getContents"/></text:h>
      <text:p text:style-name="Method_20_Body"/>
      <text:p text:style-name="Method_20_Body">Read the stream.</text:p>
      <text:p text:style-name="Method_20_Body"/>
      <text:p text:style-name="P10">/**</text:p>
      <text:p text:style-name="P10"><text:s/>* getContents</text:p>
      <text:p text:style-name="P10"><text:s/>*</text:p>
      <text:p text:style-name="P10"><text:s/>* read stream</text:p>
      <text:p text:style-name="P13"><text:s/>* <text:span text:style-name="T4">@param</text:span> integer $maxLength = (optional) length to read from the stream, </text:p>
      <text:p text:style-name="P13"><text:s/>*<text:tab/><text:tab/><text:tab/><text:tab/><text:tab/><text:tab/> <text:s text:c="2"/>-1 to read the complete stream</text:p>
      <text:p text:style-name="P13"><text:s/>* <text:span text:style-name="T4">@param</text:span> integer $offset = (optional) bytes to skip before reading to buffer, </text:p>
      <text:p text:style-name="P13"><text:s/>*<text:tab/><text:tab/><text:tab/><text:tab/><text:tab/><text:tab/>-1 to start at next byte</text:p>
      <text:p text:style-name="P10"><text:s/>* <text:span text:style-name="T4">@return</text:span> string $buffer = stream content</text:p>
      <text:p text:style-name="P10"><text:s/>* <text:span text:style-name="T4">@throws</text:span> Library\Stream\Exception</text:p>
      <text:p text:style-name="P10"><text:s/>*/</text:p>
      <text:p text:style-name="P10">public function getContents($maxLength=-1, $offset=-1)</text:p>
      <text:p text:style-name="P10">{</text:p>
      <text:p text:style-name="P10"><text:tab/>return $this-&gt;stream-&gt;getContents($maxLength, $offset);</text:p>
      <text:p text:style-name="P10">}</text:p>
      <text:p text:style-name="Method_20_Body"/>
      <text:p text:style-name="Method_20_Body">The <text:span text:style-name="Class_20_Variables">getContents</text:span> method expects two,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8">$maxLength</text:p>
          </table:table-cell>
          <table:table-cell table:style-name="Table4.B2" office:value-type="string">
            <text:p text:style-name="Method_20_Table_20_Description">Length to read from the stream.</text:p>
          </table:table-cell>
        </table:table-row>
        <table:table-row>
          <table:table-cell table:style-name="Table4.A2" office:value-type="string">
            <text:p text:style-name="P8">$ending</text:p>
          </table:table-cell>
          <table:table-cell table:style-name="Table4.B2" office:value-type="string">
            <text:p text:style-name="Method_20_Table_20_Description">Line ending sequence.</text:p>
          </table:table-cell>
        </table:table-row>
      </table:table>
      <text:p text:style-name="Method_20_Body"/>
      <text:p text:style-name="Method_20_Body">The parameters are passed to the <text:span text:style-name="Class_20_Variables">getContents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streamInfo"/>streamInfo<text:bookmark-end text:name="streamInfo"/></text:h>
      <text:p text:style-name="Method_20_Body"/>
      <text:p text:style-name="Method_20_Body">Read the streamInfo array (meta_data).</text:p>
      <text:p text:style-name="Method_20_Body"/>
      <text:p text:style-name="P10">/**</text:p>
      <text:p text:style-name="P10"><text:s/>* streamInfo</text:p>
      <text:p text:style-name="P10"><text:s/>*</text:p>
      <text:p text:style-name="P13"><text:s/>* read the streamInfo array (meta_data)</text:p>
      <text:p text:style-name="P13"><text:s/>* @return array $info = stream info</text:p>
      <text:p text:style-name="P10"><text:s/>* <text:span text:style-name="T4">@throws</text:span> \Library\Stream\Exception</text:p>
      <text:p text:style-name="P10"><text:s/>*/</text:p>
      <text:p text:style-name="P10">public function streamInfo()</text:p>
      <text:p text:style-name="P10">{</text:p>
      <text:p text:style-name="P10"><text:tab/>return $this-&gt;stream-&gt;streamInfo();</text:p>
      <text:p text:style-name="P10">}</text:p>
      <text:p text:style-name="Method_20_Body"/>
      <text:p text:style-name="Method_20_Body">The <text:span text:style-name="Class_20_Variables">streamInfo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extractHeader"/>extractHeader<text:bookmark-end text:name="extractHeader"/></text:h>
      <text:p text:style-name="Method_20_Body"/>
      <text:p text:style-name="Method_20_Body">Extract the header from the buffer and return the (shortened) buffer.</text:p>
      <text:p text:style-name="Method_20_Body"/>
      <text:p text:style-name="P10">/**</text:p>
      <text:p text:style-name="P10"><text:s/>* extractHeader</text:p>
      <text:p text:style-name="P10"><text:s/>*</text:p>
      <text:p text:style-name="P10"><text:s/>* Extract the header from the buffer and return the (shortened) buffer</text:p>
      <text:p text:style-name="P10"><text:s/>* <text:span text:style-name="T4">@return</text:span> string $buffer</text:p>
      <text:p text:style-name="P10"><text:s/>*/</text:p>
      <text:p text:style-name="P10">public function extractHeader()</text:p>
      <text:p text:style-name="P10">{</text:p>
      <text:p text:style-name="P10"><text:tab/>return $this-&gt;stream-&gt;extractHeader();</text:p>
      <text:p text:style-name="P10">}</text:p>
      <text:p text:style-name="Method_20_Body"/>
      <text:p text:style-name="Method_20_Body">The <text:span text:style-name="Class_20_Variables">extractHeader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isTimeout"/>isTimeout<text:bookmark-end text:name="isTimeout"/></text:h>
      <text:p text:style-name="Method_20_Body"/>
      <text:p text:style-name="Method_20_Body">Check if there was a timeout.</text:p>
      <text:p text:style-name="Method_20_Body"/>
      <text:p text:style-name="P10">/**</text:p>
      <text:p text:style-name="P10"><text:s/>* isTimeout</text:p>
      <text:p text:style-name="P10"><text:s/>*</text:p>
      <text:p text:style-name="P10"><text:s/>* check if there was a timeout</text:p>
      <text:p text:style-name="P10"><text:s/>* <text:span text:style-name="T4">@return</text:span>s boolean $timeout = true if a timeout occurred, false if not</text:p>
      <text:p text:style-name="P10"><text:s/>*/</text:p>
      <text:p text:style-name="P10">public function isTimeout()</text:p>
      <text:p text:style-name="P10">{</text:p>
      <text:p text:style-name="P10"><text:tab/>return $this-&gt;stream-&gt;isTimeout();</text:p>
      <text:p text:style-name="P10">}</text:p>
      <text:p text:style-name="Method_20_Body"/>
      <text:p text:style-name="Method_20_Body">The <text:span text:style-name="Class_20_Variables">isTimeout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isLocal"/>isLocal<text:bookmark-end text:name="isLocal"/></text:h>
      <text:p text:style-name="Method_20_Body"/>
      <text:p text:style-name="Method_20_Body">Check if this is a local file stream.</text:p>
      <text:p text:style-name="Method_20_Body"/>
      <text:p text:style-name="P10">/**</text:p>
      <text:p text:style-name="P10"><text:s/>* isLocal</text:p>
      <text:p text:style-name="P10"><text:s/>*</text:p>
      <text:p text:style-name="P10"><text:s/>* check if this is a local file stream</text:p>
      <text:p text:style-name="P10"><text:s/>* <text:span text:style-name="T4">@return</text:span> boolean $local = true if on local host, false if remote</text:p>
      <text:p text:style-name="P10"><text:s/>* <text:span text:style-name="T4">@throws</text:span> \Library\Stream\Exception</text:p>
      <text:p text:style-name="P10"><text:s/>*/</text:p>
      <text:p text:style-name="P10">public function isLocal()</text:p>
      <text:p text:style-name="P10">{</text:p>
      <text:p text:style-name="P10"><text:tab/>return $this-&gt;stream-&gt;isLocal();</text:p>
      <text:p text:style-name="P10">}</text:p>
      <text:p text:style-name="Method_20_Body"/>
      <text:p text:style-name="Method_20_Body">The <text:span text:style-name="Class_20_Variables">isLocal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isLockable"/>isLockable<text:bookmark-end text:name="isLockable"/></text:h>
      <text:p text:style-name="Method_20_Body"/>
      <text:p text:style-name="Method_20_Body">Returns true if stream can be locked using the PHP <text:span text:style-name="T4">flock</text:span> function.</text:p>
      <text:p text:style-name="Method_20_Body"/>
      <text:p text:style-name="P10">/**</text:p>
      <text:p text:style-name="P10"><text:s/>* isLockable</text:p>
      <text:p text:style-name="P10"><text:s/>*</text:p>
      <text:p text:style-name="P10"><text:s/>* Returns true if stream can be locked using flock(), false if not</text:p>
      <text:p text:style-name="P10"><text:s/>* <text:span text:style-name="T4">@return</text:span> boolean $lockable = true if can be locked, false if not</text:p>
      <text:p text:style-name="P10"><text:s/>*/</text:p>
      <text:p text:style-name="P10">public function isLockable()</text:p>
      <text:p text:style-name="P10">{</text:p>
      <text:p text:style-name="P10"><text:tab/>return $this-&gt;stream-&gt;isLockable();</text:p>
      <text:p text:style-name="P11">}</text:p>
      <text:p text:style-name="Method_20_Body"/>
      <text:p text:style-name="Method_20_Body">The <text:span text:style-name="Class_20_Variables">isLockable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setTimeout"/>setTimeout<text:bookmark-end text:name="setTimeout"/></text:h>
      <text:p text:style-name="Method_20_Body"/>
      <text:p text:style-name="Method_20_Body">Set the timeout for this stream in seconds and microseconds.</text:p>
      <text:p text:style-name="Method_20_Body"/>
      <text:p text:style-name="P10">/**</text:p>
      <text:p text:style-name="P10"><text:s/>* setTimeout</text:p>
      <text:p text:style-name="P10"><text:s/>*</text:p>
      <text:p text:style-name="P10"><text:s/>* set the timeout for this stream in seconds and microseconds</text:p>
      <text:p text:style-name="P10"><text:s/>* <text:span text:style-name="T4">@param</text:span> int $seconds = number of seconds until timeout</text:p>
      <text:p text:style-name="P13"><text:s/>* <text:span text:style-name="T4">@param</text:span> int $microseconds = (optional) number of microseconds, defaults to 0</text:p>
      <text:p text:style-name="P13"><text:s/>* @return boolean $set = true if set, false if error</text:p>
      <text:p text:style-name="P10"><text:s/>* <text:span text:style-name="T4">@throws</text:span> Library\Stream\Exception</text:p>
      <text:p text:style-name="P10"><text:s/>*/</text:p>
      <text:p text:style-name="P10">public function setTimeout($seconds, $microseconds=0)</text:p>
      <text:p text:style-name="P10">{</text:p>
      <text:p text:style-name="P10"><text:tab/>return $this-&gt;stream-&gt;setTimeout($seconds, $microseconds);</text:p>
      <text:p text:style-name="P11">}</text:p>
      <text:p text:style-name="Method_20_Body"/>
      <text:p text:style-name="Method_20_Body">The <text:span text:style-name="Class_20_Variables">setTimeout</text:span> method expects on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Parameter</text:p>
          </table:table-cell>
          <table:table-cell table:style-name="Table7.B1" office:value-type="string">
            <text:p text:style-name="P5">Description</text:p>
          </table:table-cell>
        </table:table-row>
        <table:table-row>
          <table:table-cell table:style-name="Table7.A2" office:value-type="string">
            <text:p text:style-name="P8">$seconds</text:p>
          </table:table-cell>
          <table:table-cell table:style-name="Table7.B2" office:value-type="string">
            <text:p text:style-name="Method_20_Table_20_Description">Number of seconds until a timeout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Parameter</text:p>
          </table:table-cell>
          <table:table-cell table:style-name="Table8.B1" office:value-type="string">
            <text:p text:style-name="P5">Description</text:p>
          </table:table-cell>
        </table:table-row>
        <table:table-row>
          <table:table-cell table:style-name="Table8.A2" office:value-type="string">
            <text:p text:style-name="P8">$microseconds</text:p>
          </table:table-cell>
          <table:table-cell table:style-name="Table8.B2" office:value-type="string">
            <text:p text:style-name="Method_20_Table_20_Description">Number of microseconds.</text:p>
          </table:table-cell>
        </table:table-row>
      </table:table>
      <text:p text:style-name="Method_20_Body"/>
      <text:p text:style-name="Method_20_Body">The parameters are passed to the <text:span text:style-name="Class_20_Variables">setTimeout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createContext"/>createContext<text:bookmark-end text:name="createContext"/></text:h>
      <text:p text:style-name="Method_20_Body"/>
      <text:p text:style-name="Method_20_Body">Get a stream context for the supplied options.</text:p>
      <text:p text:style-name="Method_20_Body"/>
      <text:p text:style-name="P12">/**</text:p>
      <text:p text:style-name="P12"><text:s/>* createContext</text:p>
      <text:p text:style-name="P12"><text:s/>*</text:p>
      <text:p text:style-name="P12"><text:s/>* Get a stream context for the supplied options</text:p>
      <text:p text:style-name="P12"><text:s/>* <text:span text:style-name="T4">@param</text:span> array $options = an associative array of associative arrays</text:p>
      <text:p text:style-name="P14"><text:s/>* <text:span text:style-name="T4">@param</text:span> array $parameters = (optional) associative array of parameter names</text:p>
      <text:p text:style-name="P14"><text:s/>* <text:tab/><text:tab/><text:tab/><text:tab/><text:tab/><text:tab/> <text:s/>and their values.</text:p>
      <text:p text:style-name="P12"><text:s/>* <text:span text:style-name="T4">@return</text:span> resource $context</text:p>
      <text:p text:style-name="P12"><text:s/>*/</text:p>
      <text:p text:style-name="P12">public function createContext($options, $parameters=null)</text:p>
      <text:p text:style-name="P12">{</text:p>
      <text:p text:style-name="P12"><text:tab/>return $this-&gt;stream-&gt;createContext($options, $parameters);</text:p>
      <text:p text:style-name="P12">}</text:p>
      <text:p text:style-name="P15"/>
      <text:p text:style-name="Method_20_Body">The <text:span text:style-name="Class_20_Variables">createContext</text:span> method expects on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Parameter</text:p>
          </table:table-cell>
          <table:table-cell table:style-name="Table9.B1" office:value-type="string">
            <text:p text:style-name="P5">Description</text:p>
          </table:table-cell>
        </table:table-row>
        <table:table-row>
          <table:table-cell table:style-name="Table9.A2" office:value-type="string">
            <text:p text:style-name="P8">$options</text:p>
          </table:table-cell>
          <table:table-cell table:style-name="Table9.B2" office:value-type="string">
            <text:p text:style-name="P2">An associative array of associative arrays (refer to the PHP<text:span text:style-name="T2"> </text:span><text:span text:style-name="Class_20_Variables"><text:span text:style-name="T5">stream_context_create</text:span></text:span><text:span text:style-name="T3"> function)</text:span>.</text:p>
          </table:table-cell>
        </table:table-row>
      </table:table>
      <text:p text:style-name="Method_20_Body"/>
      <text:p text:style-name="Method_20_Body">and one, optional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arameter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8">$parameters</text:p>
          </table:table-cell>
          <table:table-cell table:style-name="Table10.B2" office:value-type="string">
            <text:p text:style-name="P2">An associative array of parameters and their values (refer to the PHP<text:span text:style-name="T2"> </text:span><text:span text:style-name="Class_20_Variables"><text:span text:style-name="T5">stream_context_create</text:span></text:span><text:span text:style-name="T3"> function)</text:span>.</text:p>
          </table:table-cell>
        </table:table-row>
      </table:table>
      <text:p text:style-name="Method_20_Body"/>
      <text:p text:style-name="Method_20_Body">The parameters are passed to the <text:span text:style-name="Class_20_Variables">createContext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buffer"/>buffer<text:bookmark-end text:name="buffer"/></text:h>
      <text:p text:style-name="Method_20_Body"/>
      <text:p text:style-name="Method_20_Body">Returns, or sets and returns, a copy of the input buffer.</text:p>
      <text:p text:style-name="Method_20_Body"/>
      <text:p text:style-name="P10">/**</text:p>
      <text:p text:style-name="P10"><text:s/>* buffer</text:p>
      <text:p text:style-name="P10"><text:s/>*</text:p>
      <text:p text:style-name="P13"><text:s/>* Get/set a copy of the input buffer</text:p>
      <text:p text:style-name="P13"><text:s/>* @param string $buffer = (optional) buffer to set, null to query</text:p>
      <text:p text:style-name="P10"><text:s/>* <text:span text:style-name="T4">@return</text:span> string $buffer = content buffer, or empty</text:p>
      <text:p text:style-name="P10"><text:s/>*/</text:p>
      <text:p text:style-name="P10">public function buffer($buffer)</text:p>
      <text:p text:style-name="P10">{</text:p>
      <text:p text:style-name="P10"><text:tab/>return $this-&gt;stream-&gt;buffer($buffer);</text:p>
      <text:p text:style-name="P10">}</text:p>
      <text:p text:style-name="Method_20_Body"/>
      <text:p text:style-name="Method_20_Body">The <text:span text:style-name="Class_20_Variables">buffer</text:span> method expects on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Parameter</text:p>
          </table:table-cell>
          <table:table-cell table:style-name="Table11.B1" office:value-type="string">
            <text:p text:style-name="P5">Description</text:p>
          </table:table-cell>
        </table:table-row>
        <table:table-row>
          <table:table-cell table:style-name="Table11.A2" office:value-type="string">
            <text:p text:style-name="P8">$buffer</text:p>
          </table:table-cell>
          <table:table-cell table:style-name="Table11.B2" office:value-type="string">
            <text:p text:style-name="P2"><text:span text:style-name="T3">A string to store in the buffer</text:span>.</text:p>
          </table:table-cell>
        </table:table-row>
      </table:table>
      <text:p text:style-name="Method_20_Body"/>
      <text:p text:style-name="Method_20_Body">The parameters are passed to the <text:span text:style-name="Class_20_Variables">buffer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header"/>header<text:bookmark-end text:name="header"/></text:h>
      <text:p text:style-name="Method_20_Body"/>
      <text:p text:style-name="Method_20_Body">Returns a copy of the stream header buffer.</text:p>
      <text:p text:style-name="Method_20_Body"/>
      <text:p text:style-name="P10">/**</text:p>
      <text:p text:style-name="P10"><text:s/>* header</text:p>
      <text:p text:style-name="P10"><text:s/>*</text:p>
      <text:p text:style-name="P10"><text:s/>* Get a copy of the header buffer</text:p>
      <text:p text:style-name="P10"><text:s/>* <text:span text:style-name="T4">@return</text:span> string $header = header, or empty if no header</text:p>
      <text:p text:style-name="P10"><text:s/>*/</text:p>
      <text:p text:style-name="P10">public function header()</text:p>
      <text:p text:style-name="P10">{</text:p>
      <text:p text:style-name="P10"><text:tab/>return $this-&gt;stream-&gt;header();</text:p>
      <text:p text:style-name="P10">}</text:p>
      <text:p text:style-name="Method_20_Body"/>
      <text:p text:style-name="Method_20_Body">The <text:span text:style-name="Class_20_Variables">header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getc"/>fgetc<text:bookmark-end text:name="fgetc"/></text:h>
      <text:p text:style-name="Method_20_Body"/>
      <text:p text:style-name="Method_20_Body">Returns the next character in the file stream.</text:p>
      <text:p text:style-name="Method_20_Body"/>
      <text:p text:style-name="P10">/**</text:p>
      <text:p text:style-name="P10"><text:s/>* fgetc</text:p>
      <text:p text:style-name="P10"><text:s/>*</text:p>
      <text:p text:style-name="P10"><text:s/>* get the next character from the file</text:p>
      <text:p text:style-name="P10"><text:s/>* <text:span text:style-name="T4">@return</text:span> string $character</text:p>
      <text:p text:style-name="P10"><text:s/>* <text:span text:style-name="T4">@throws</text:span> \Library\FileIO\Exception</text:p>
      <text:p text:style-name="P10"><text:s/>*/</text:p>
      <text:p text:style-name="P10">public function fgetc()</text:p>
      <text:p text:style-name="P10">{</text:p>
      <text:p text:style-name="P10"><text:tab/>return $this-&gt;stream-&gt;fgetc();</text:p>
      <text:p text:style-name="P10">}</text:p>
      <text:p text:style-name="Method_20_Body"/>
      <text:p text:style-name="Method_20_Body">The <text:span text:style-name="Class_20_Variables">fgetc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gets"/>fgets<text:bookmark-end text:name="fgets"/></text:h>
      <text:p text:style-name="Method_20_Body"/>
      <text:p text:style-name="Method_20_Body">Returns the next line from the file stream.</text:p>
      <text:p text:style-name="Method_20_Body"/>
      <text:p text:style-name="P10">/**</text:p>
      <text:p text:style-name="P10"><text:s/>* fgets</text:p>
      <text:p text:style-name="P10"><text:s/>*</text:p>
      <text:p text:style-name="P10"><text:s/>* get the next line from the file</text:p>
      <text:p text:style-name="P10"><text:s/>* <text:span text:style-name="T4">@return</text:span> string $buffer</text:p>
      <text:p text:style-name="P10"><text:s/>*/</text:p>
      <text:p text:style-name="P10">public function fgets()</text:p>
      <text:p text:style-name="P10">{</text:p>
      <text:p text:style-name="P10"><text:tab/>return $this-&gt;stream-&gt;fgets();</text:p>
      <text:p text:style-name="P10">}</text:p>
      <text:p text:style-name="Method_20_Body"/>
      <text:p text:style-name="Method_20_Body">The <text:span text:style-name="Class_20_Variables">fgets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getss"/>fgetss<text:bookmark-end text:name="fgetss"/></text:h>
      <text:p text:style-name="Method_20_Body"/>
      <text:p text:style-name="Method_20_Body">Get the next line from the file stream.</text:p>
      <text:p text:style-name="Method_20_Body"/>
      <text:p text:style-name="P10">/**</text:p>
      <text:p text:style-name="P10"><text:s/>* fgetss</text:p>
      <text:p text:style-name="P10"><text:s/>*</text:p>
      <text:p text:style-name="P10"><text:s/>* get the next line from the file</text:p>
      <text:p text:style-name="P10"><text:s/>* <text:span text:style-name="T4">@param</text:span> string $allowable = (optional) list of allowable tags (won't be stripped)</text:p>
      <text:p text:style-name="P10"><text:s/>* <text:span text:style-name="T4">@return</text:span> string $buffer</text:p>
      <text:p text:style-name="P10"><text:s/>* <text:span text:style-name="T4">@throws</text:span> \Library\FileIO\Exception</text:p>
      <text:p text:style-name="P10"><text:s/>*/</text:p>
      <text:p text:style-name="P10">public function fgetss($allowable=null)</text:p>
      <text:p text:style-name="P10">{</text:p>
      <text:p text:style-name="P10"><text:tab/>return $this-&gt;stream-&gt;fgetss($allowable);</text:p>
      <text:p text:style-name="P10">}</text:p>
      <text:p text:style-name="Method_20_Body"/>
      <text:p text:style-name="Method_20_Body">The <text:span text:style-name="Class_20_Variables">fgetss</text:span> method expects on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Parameter</text:p>
          </table:table-cell>
          <table:table-cell table:style-name="Table12.B1" office:value-type="string">
            <text:p text:style-name="P5">Description</text:p>
          </table:table-cell>
        </table:table-row>
        <table:table-row>
          <table:table-cell table:style-name="Table12.A2" office:value-type="string">
            <text:p text:style-name="P8">$allowable</text:p>
          </table:table-cell>
          <table:table-cell table:style-name="Table12.B2" office:value-type="string">
            <text:p text:style-name="P2"><text:span text:style-name="T3">List of allowable tags</text:span>.</text:p>
          </table:table-cell>
        </table:table-row>
      </table:table>
      <text:p text:style-name="Method_20_Body"/>
      <text:p text:style-name="Method_20_Body">The parameter is passed to the <text:span text:style-name="Class_20_Variables">fgetss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fgetcsv"/>fgetcsv<text:bookmark-end text:name="fgetcsv"/></text:h>
      <text:p text:style-name="Method_20_Body"/>
      <text:p text:style-name="Method_20_Body">Returns the next line from the csv file as an indexed array of fields (index) and values.</text:p>
      <text:p text:style-name="Method_20_Body"/>
      <text:p text:style-name="P10">/**</text:p>
      <text:p text:style-name="P10"><text:s/>* fgetcsv</text:p>
      <text:p text:style-name="P10"><text:s/>*</text:p>
      <text:p text:style-name="P13"><text:s/>* get the next line from the csv file as an indexed array of fields (index) </text:p>
      <text:p text:style-name="P13"><text:s/>*<text:tab/> and values</text:p>
      <text:p text:style-name="P10"><text:s/>* <text:span text:style-name="T4">@return</text:span> array $buffer</text:p>
      <text:p text:style-name="P10"><text:s/>* <text:span text:style-name="T4">@throws</text:span> \Library\FileIO\Exception</text:p>
      <text:p text:style-name="P10"><text:s/>*/</text:p>
      <text:p text:style-name="P10">public function fgetcsv()</text:p>
      <text:p text:style-name="P10">{</text:p>
      <text:p text:style-name="P10"><text:tab/>return $this-&gt;stream-&gt;fgetcsv();</text:p>
      <text:p text:style-name="P10">}</text:p>
      <text:p text:style-name="Method_20_Body"/>
      <text:p text:style-name="Method_20_Body">The <text:span text:style-name="Class_20_Variables">fgetcsv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scanf"/>fscanf<text:bookmark-end text:name="fscanf"/></text:h>
      <text:p text:style-name="Method_20_Body"/>
      <text:p text:style-name="Method_20_Body">Returns the next input line from the file stream parsed according to a format.</text:p>
      <text:p text:style-name="Method_20_Body"/>
      <text:p text:style-name="P10">/**</text:p>
      <text:p text:style-name="P10"><text:s/>* fscanf</text:p>
      <text:p text:style-name="P10"><text:s/>*</text:p>
      <text:p text:style-name="P10"><text:s/>* Returns the next input line from the file stream parsed according to a format.</text:p>
      <text:p text:style-name="P10"><text:s/>* <text:span text:style-name="T4">@param</text:span> string $format = The specified format</text:p>
      <text:p text:style-name="P13"><text:s/>* <text:span text:style-name="T4">@param</text:span> mixed $variables = (optional) list of variables passed by reference </text:p>
      <text:p text:style-name="P13"><text:s/>*<text:tab/><text:tab/><text:tab/><text:tab/><text:tab/><text:tab/> to receive the parsed values</text:p>
      <text:p text:style-name="P13"><text:s/>* <text:span text:style-name="T4">@return</text:span> array|integer $parsed = array of parsed fields if $variables is not</text:p>
      <text:p text:style-name="P13"><text:s/>* <text:s text:c="32"/>provided, else the number of variables assigned</text:p>
      <text:p text:style-name="P10"><text:s/>* <text:span text:style-name="T4">@throws</text:span> \Library\FileIO\Exception</text:p>
      <text:p text:style-name="P10"><text:s/>*/</text:p>
      <text:p text:style-name="P10">public function fscanf($format)</text:p>
      <text:p text:style-name="P10">{</text:p>
      <text:p text:style-name="P10"><text:tab/>if (func_num_args() == 1)</text:p>
      <text:p text:style-name="P10"><text:tab/>{</text:p>
      <text:p text:style-name="P10"><text:tab/><text:tab/>return $this-&gt;stream-&gt;fscanf($format);</text:p>
      <text:p text:style-name="P10"><text:tab/>}</text:p>
      <text:p text:style-name="P10"/>
      <text:p text:style-name="P10"><text:tab/>$arguments = func_get_args();</text:p>
      <text:p text:style-name="P10"><text:tab/>array_shift($arguments);</text:p>
      <text:p text:style-name="P10"/>
      <text:p text:style-name="P10"><text:tab/>$variables = array();</text:p>
      <text:p text:style-name="P10"><text:tab/>foreach($arguments as $argument)</text:p>
      <text:p text:style-name="P10"><text:tab/>{</text:p>
      <text:p text:style-name="P10"><text:tab/><text:tab/>$variables[] = &amp;$argument;</text:p>
      <text:p text:style-name="P10"><text:tab/>}</text:p>
      <text:p text:style-name="P10"/>
      <text:p text:style-name="P10"><text:tab/>array_unshift($variables, $format);</text:p>
      <text:p text:style-name="P10"/>
      <text:p text:style-name="P10"><text:tab/>$method = new \ReflectionMethod($this-&gt;stream, 'fscanf');</text:p>
      <text:p text:style-name="P10"/>
      <text:p text:style-name="P10"><text:tab/>return $method-&gt;invokeArgs($this-&gt;stream, $arguments);</text:p>
      <text:p text:style-name="P10">}</text:p>
      <text:p text:style-name="Method_20_Body"/>
      <text:p text:style-name="Method_20_Body">The <text:span text:style-name="Class_20_Variables">fscanf</text:span> method expects one, mandatory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Parameter</text:p>
          </table:table-cell>
          <table:table-cell table:style-name="Table13.B1" office:value-type="string">
            <text:p text:style-name="P5">Description</text:p>
          </table:table-cell>
        </table:table-row>
        <table:table-row>
          <table:table-cell table:style-name="Table13.A2" office:value-type="string">
            <text:p text:style-name="P8">$format</text:p>
          </table:table-cell>
          <table:table-cell table:style-name="Table13.B2" office:value-type="string">
            <text:p text:style-name="P2"><text:span text:style-name="T3">List of allowable tags</text:span>.</text:p>
          </table:table-cell>
        </table:table-row>
      </table:table>
      <text:p text:style-name="Method_20_Body"/>
      <text:p text:style-name="Method_20_Body">and multiple, optional parameters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">Parameter</text:p>
          </table:table-cell>
          <table:table-cell table:style-name="Table14.B1" office:value-type="string">
            <text:p text:style-name="P5">Description</text:p>
          </table:table-cell>
        </table:table-row>
        <table:table-row>
          <table:table-cell table:style-name="Table14.A2" office:value-type="string">
            <text:p text:style-name="P8">$arguments</text:p>
          </table:table-cell>
          <table:table-cell table:style-name="Table14.B2" office:value-type="string">
            <text:p text:style-name="P2"><text:span text:style-name="T3">List of parameters, as many as appropriate</text:span>.</text:p>
          </table:table-cell>
        </table:table-row>
      </table:table>
      <text:p text:style-name="Method_20_Body"/>
      <text:p text:style-name="Method_20_Body">If the number of additional <text:span text:style-name="Class_20_Variables">$arguments</text:span> parameters is 0, the <text:span text:style-name="Class_20_Variables">$format</text:span> parameter is passed to the <text:span text:style-name="Class_20_Variables">fscanf</text:span> method of the <text:span text:style-name="Class_20_Variables">$stream</text:span> instance and the result is returned.</text:p>
      <text:p text:style-name="Method_20_Body"/>
      <text:p text:style-name="Method_20_Body">The <text:span text:style-name="Class_20_Variables">$arguments</text:span> parameter array is assigned the array values returned by the PHP <text:span text:style-name="T4">func_get_args</text:span> function, and the bottom item, which is the <text:span text:style-name="Class_20_Variables">$format</text:span> item, is shifted off.</text:p>
      <text:p text:style-name="Method_20_Body"/>
      <text:p text:style-name="Method_20_Body"><text:soft-page-break/>The <text:span text:style-name="Class_20_Variables">$variables</text:span> method variable array is set to an empty array.</text:p>
      <text:p text:style-name="Method_20_Body"/>
      <text:p text:style-name="Method_20_Body">The <text:span text:style-name="Class_20_Variables">$arguments</text:span> parameter array is iterated,</text:p>
      <text:p text:style-name="Method_20_Body"/>
      <text:p text:style-name="P9">each item of the <text:span text:style-name="Class_20_Variables">$arguments</text:span> parameter array is assigned in turn to the <text:span text:style-name="Class_20_Variables">$argument</text:span> method variable;</text:p>
      <text:p text:style-name="P9"/>
      <text:p text:style-name="P9">a reference to the <text:span text:style-name="Class_20_Variables">$argument</text:span> method variable is assigned to the <text:span text:style-name="Class_20_Variables">$variables</text:span> method variable array.</text:p>
      <text:p text:style-name="Method_20_Body"><text:s/></text:p>
      <text:p text:style-name="Method_20_Body">A new PHP <text:span text:style-name="T4">ReflectionMethod</text:span> class instance is created for the <text:span text:style-name="Class_20_Variables">$stream</text:span> class instance and the <text:span text:style-name="Class_20_Variables">fscanf</text:span> method. <text:s/>The new instance is assigned to the <text:span text:style-name="Class_20_Variables">$method</text:span> method variable.</text:p>
      <text:p text:style-name="Method_20_Body"/>
      <text:p text:style-name="Method_20_Body">The <text:span text:style-name="Class_20_Variables">$format</text:span> parameter and <text:span text:style-name="Class_20_Variables">$variables</text:span> method variable array are passed to the <text:span text:style-name="Class_20_Variables">invokeArgs</text:span> method of the <text:span text:style-name="Class_20_Variables">$method</text:span> instance, which pass the arguments to the <text:span text:style-name="Class_20_Variables">fscanf</text:span> method of the <text:span text:style-name="Class_20_Variables">$stream</text:span> class instance, and the result is returned.</text:p>
      <text:p text:style-name="Method_20_Body"/>
      <text:p text:style-name="Method_20_Body"/>
      <text:h text:style-name="P19" text:outline-level="5"><text:bookmark-start text:name="fputcsv"/>fputcsv<text:bookmark-end text:name="fputcsv"/></text:h>
      <text:p text:style-name="Method_20_Body"/>
      <text:p text:style-name="Method_20_Body">Format line as CSV and write to the file stream.</text:p>
      <text:p text:style-name="Method_20_Body"/>
      <text:p text:style-name="P10">/**</text:p>
      <text:p text:style-name="P10"><text:s/>* fputcsv</text:p>
      <text:p text:style-name="P10"><text:s/>*</text:p>
      <text:p text:style-name="P10"><text:s/>* Format line as CSV and write to file pointer</text:p>
      <text:p text:style-name="P10"><text:s/>* <text:span text:style-name="T4">@param</text:span> array $fields = array of field name/value pairs to store</text:p>
      <text:p text:style-name="P10"><text:s/>* <text:span text:style-name="T4">@param</text:span> string $delimiter = (optional) csv delimiter, default = null</text:p>
      <text:p text:style-name="P10"><text:s/>* <text:span text:style-name="T4">@param</text:span> string $enclosure = (optional) csv enclosure, default = null</text:p>
      <text:p text:style-name="P13"><text:s/>* <text:span text:style-name="T4">@return</text:span> integer|boolean $result = the length of the written string or </text:p>
      <text:p text:style-name="P13"><text:s/>*<text:tab/><text:tab/><text:tab/><text:tab/><text:tab/><text:tab/>FALSE on failure.</text:p>
      <text:p text:style-name="P10"><text:s/>*/</text:p>
      <text:p text:style-name="P10">public function fputcsv($fields, $delimiter=null, $enclosure=null)</text:p>
      <text:p text:style-name="P10">{</text:p>
      <text:p text:style-name="P10"><text:tab/>return $this-&gt;stream-&gt;fputcsv($fields, $delimiter, $enclosure);</text:p>
      <text:p text:style-name="P10">}</text:p>
      <text:p text:style-name="Method_20_Body"/>
      <text:p text:style-name="Method_20_Body">The <text:span text:style-name="Class_20_Variables">fputcsv</text:span> method expects one, mandatory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">Parameter</text:p>
          </table:table-cell>
          <table:table-cell table:style-name="Table15.B1" office:value-type="string">
            <text:p text:style-name="P5">Description</text:p>
          </table:table-cell>
        </table:table-row>
        <table:table-row>
          <table:table-cell table:style-name="Table15.A2" office:value-type="string">
            <text:p text:style-name="P8">$fields</text:p>
          </table:table-cell>
          <table:table-cell table:style-name="Table15.B2" office:value-type="string">
            <text:p text:style-name="P2">An array of field name/value pairs to store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">Parameter</text:p>
          </table:table-cell>
          <table:table-cell table:style-name="Table16.B1" office:value-type="string">
            <text:p text:style-name="P5">Description</text:p>
          </table:table-cell>
        </table:table-row>
        <table:table-row>
          <table:table-cell table:style-name="Table16.A2" office:value-type="string">
            <text:p text:style-name="P8">$delimiter</text:p>
          </table:table-cell>
          <table:table-cell table:style-name="Table16.B2" office:value-type="string">
            <text:p text:style-name="P2">The csv delimiter.</text:p>
          </table:table-cell>
        </table:table-row>
        <table:table-row>
          <table:table-cell table:style-name="Table16.A2" office:value-type="string">
            <text:p text:style-name="P8">$enclosure</text:p>
          </table:table-cell>
          <table:table-cell table:style-name="Table16.B2" office:value-type="string">
            <text:p text:style-name="P2">The csv enclosure.</text:p>
          </table:table-cell>
        </table:table-row>
      </table:table>
      <text:p text:style-name="Method_20_Body"/>
      <text:p text:style-name="Method_20_Body">The parameters are passed to the <text:span text:style-name="Class_20_Variables">fputcsv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fwrite"/>fwrite<text:bookmark-end text:name="fwrite"/></text:h>
      <text:p text:style-name="Method_20_Body"/>
      <text:p text:style-name="Method_20_Body">Write the buffer to the file stream.</text:p>
      <text:p text:style-name="Method_20_Body"/>
      <text:p text:style-name="P10">/**</text:p>
      <text:p text:style-name="P10"><text:s/>* fwrite</text:p>
      <text:p text:style-name="P10"><text:s/>*</text:p>
      <text:p text:style-name="P10"><text:s/>* Write the buffer to the file stream</text:p>
      <text:p text:style-name="P10"><text:s/>* <text:span text:style-name="T4">@param</text:span> string $buffer = buffer to write</text:p>
      <text:p text:style-name="P13"><text:s/>* <text:span text:style-name="T4">@param</text:span> integer $length = (optional) length to write, </text:p>
      <text:p text:style-name="P13"><text:s/>*<text:tab/><text:tab/><text:tab/><text:tab/> <text:s/>null to write the complete buffer</text:p>
      <text:p text:style-name="P10"><text:s/>* <text:span text:style-name="T4">@return</text:span> integer $bytes|null = bytes written, null on error</text:p>
      <text:p text:style-name="P10"><text:s/>*/</text:p>
      <text:p text:style-name="P10">public function fwrite($buffer, $length=null)</text:p>
      <text:p text:style-name="P10">{</text:p>
      <text:p text:style-name="P10"><text:tab/>return $this-&gt;stream-&gt;fwrite($buffer, $length);</text:p>
      <text:p text:style-name="P10">}</text:p>
      <text:p text:style-name="Method_20_Body"/>
      <text:p text:style-name="Method_20_Body">The <text:span text:style-name="Class_20_Variables">fwrite</text:span> method expects a single mandatory parameters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">Parameter</text:p>
          </table:table-cell>
          <table:table-cell table:style-name="Table17.B1" office:value-type="string">
            <text:p text:style-name="P5">Description</text:p>
          </table:table-cell>
        </table:table-row>
        <table:table-row>
          <table:table-cell table:style-name="Table17.A2" office:value-type="string">
            <text:p text:style-name="P8">$buffer</text:p>
          </table:table-cell>
          <table:table-cell table:style-name="Table17.B2" office:value-type="string">
            <text:p text:style-name="Method_20_Table_20_Description">The buffer to write.</text:p>
          </table:table-cell>
        </table:table-row>
      </table:table>
      <text:p text:style-name="Method_20_Body"/>
      <text:p text:style-name="Method_20_Body">and a single optional parameters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5">Parameter</text:p>
          </table:table-cell>
          <table:table-cell table:style-name="Table18.B1" office:value-type="string">
            <text:p text:style-name="P5">Description</text:p>
          </table:table-cell>
        </table:table-row>
        <table:table-row>
          <table:table-cell table:style-name="Table18.A2" office:value-type="string">
            <text:p text:style-name="P8">$length</text:p>
          </table:table-cell>
          <table:table-cell table:style-name="Table18.B2" office:value-type="string">
            <text:p text:style-name="Method_20_Table_20_Description">Length to write.</text:p>
          </table:table-cell>
        </table:table-row>
      </table:table>
      <text:p text:style-name="Method_20_Body"/>
      <text:p text:style-name="Method_20_Body">The parameters are passed to the <text:span text:style-name="Class_20_Variables">fwrite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fseek"/>fseek<text:bookmark-end text:name="fseek"/></text:h>
      <text:p text:style-name="Method_20_Body"/>
      <text:p text:style-name="Method_20_Body">Seek to the requested record.</text:p>
      <text:p text:style-name="Method_20_Body"/>
      <text:p text:style-name="P10">/**</text:p>
      <text:p text:style-name="P10"><text:s/>* fseek</text:p>
      <text:p text:style-name="P10"><text:s/>*</text:p>
      <text:p text:style-name="P10"><text:s/>* Seek to the requested record</text:p>
      <text:p text:style-name="P10"><text:s/>* <text:span text:style-name="T4">@param</text:span> integer $position = final position relative to $whence</text:p>
      <text:p text:style-name="P10"><text:s/>* <text:span text:style-name="T4">@param</text:span> integer $whence = SEEK_SET, SEEK_CUR or SEEK_END</text:p>
      <text:p text:style-name="P10"><text:s/>* <text:span text:style-name="T4">@return</text:span> integer $result = 0 if successful, -1 if failed</text:p>
      <text:p text:style-name="P10"><text:s/>*/</text:p>
      <text:p text:style-name="P10">public function fseek($position, $whence='SEEK_SET')</text:p>
      <text:p text:style-name="P10">{</text:p>
      <text:p text:style-name="P10"><text:tab/>return $this-&gt;stream-&gt;fseek($position, $whence);</text:p>
      <text:p text:style-name="P10">}</text:p>
      <text:p text:style-name="Method_20_Body"/>
      <text:p text:style-name="Method_20_Body">The <text:span text:style-name="Class_20_Variables">fseek</text:span> method expects a single mandatory parameters: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">Parameter</text:p>
          </table:table-cell>
          <table:table-cell table:style-name="Table19.B1" office:value-type="string">
            <text:p text:style-name="P5">Description</text:p>
          </table:table-cell>
        </table:table-row>
        <table:table-row>
          <table:table-cell table:style-name="Table19.A2" office:value-type="string">
            <text:p text:style-name="P8">$position</text:p>
          </table:table-cell>
          <table:table-cell table:style-name="Table19.B2" office:value-type="string">
            <text:p text:style-name="Method_20_Table_20_Description">Final position relative to the $whence parameter.</text:p>
          </table:table-cell>
        </table:table-row>
      </table:table>
      <text:p text:style-name="Method_20_Body"/>
      <text:p text:style-name="Method_20_Body">and a single optional parameters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5">Parameter</text:p>
          </table:table-cell>
          <table:table-cell table:style-name="Table20.B1" office:value-type="string">
            <text:p text:style-name="P5">Description</text:p>
          </table:table-cell>
        </table:table-row>
        <table:table-row>
          <table:table-cell table:style-name="Table20.A2" office:value-type="string">
            <text:p text:style-name="P8">$whence</text:p>
          </table:table-cell>
          <table:table-cell table:style-name="Table20.B2" office:value-type="string">
            <text:p text:style-name="Method_20_Table_20_Description">The type of seek to be performed.</text:p>
          </table:table-cell>
        </table:table-row>
      </table:table>
      <text:p text:style-name="Method_20_Body"/>
      <text:p text:style-name="Method_20_Body">The parameters are passed to the <text:span text:style-name="Class_20_Variables">fseek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fflush"/>fflush<text:bookmark-end text:name="fflush"/></text:h>
      <text:p text:style-name="Method_20_Body"/>
      <text:p text:style-name="Method_20_Body">Flush all buffered output to the output buffer.</text:p>
      <text:p text:style-name="Method_20_Body"/>
      <text:p text:style-name="P10">/**</text:p>
      <text:p text:style-name="P10"><text:s/>* fflush</text:p>
      <text:p text:style-name="P10"><text:s/>*</text:p>
      <text:p text:style-name="P10"><text:s/>* Flush all buffered output to the output buffer</text:p>
      <text:p text:style-name="P10"><text:s/>* <text:span text:style-name="T4">@return</text:span> boolean $result = true successful, otherwise false</text:p>
      <text:p text:style-name="P10"><text:s/>*/</text:p>
      <text:p text:style-name="P10">public function fflush()</text:p>
      <text:p text:style-name="P10">{</text:p>
      <text:p text:style-name="P10"><text:tab/>return $this-&gt;stream-&gt;fflush();</text:p>
      <text:p text:style-name="P10">}</text:p>
      <text:p text:style-name="Method_20_Body"/>
      <text:p text:style-name="Method_20_Body">The <text:span text:style-name="Class_20_Variables">fflush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truncate"/>ftruncate<text:bookmark-end text:name="ftruncate"/></text:h>
      <text:p text:style-name="Method_20_Body"/>
      <text:p text:style-name="Method_20_Body">Returns the position of the file pointer.</text:p>
      <text:p text:style-name="Method_20_Body"/>
      <text:p text:style-name="P10">/**</text:p>
      <text:p text:style-name="P10"><text:s/>* ftruncate</text:p>
      <text:p text:style-name="P10"><text:s/>*</text:p>
      <text:p text:style-name="P10"><text:s/>* Returns the position of the file pointer</text:p>
      <text:p text:style-name="P10"><text:s/>* <text:span text:style-name="T4">@return</text:span> integer $position</text:p>
      <text:p text:style-name="P10"><text:s/>*/</text:p>
      <text:p text:style-name="P10">public function ftruncate($size)</text:p>
      <text:p text:style-name="P10">{</text:p>
      <text:p text:style-name="P10"><text:tab/>return $this-&gt;stream-&gt;ftruncate($size);</text:p>
      <text:p text:style-name="P10">}</text:p>
      <text:p text:style-name="Method_20_Body"/>
      <text:p text:style-name="Method_20_Body">The <text:span text:style-name="Class_20_Variables">ftruncate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lock"/>flock<text:bookmark-end text:name="flock"/></text:h>
      <text:p text:style-name="Method_20_Body"/>
      <text:p text:style-name="Method_20_Body">Attempt to lock the file.</text:p>
      <text:p text:style-name="Method_20_Body"/>
      <text:p text:style-name="P10">/**</text:p>
      <text:p text:style-name="P10"><text:s/>* flock</text:p>
      <text:p text:style-name="P10"><text:s/>*</text:p>
      <text:p text:style-name="P10"><text:s/>* Attempt to lock the file</text:p>
      <text:p text:style-name="P10"><text:s/>* <text:span text:style-name="T4">@param</text:span> integer $operation = lock operation (LOCK_SH, LOCK_EX, LOCK_UN, or LOCK_NB)</text:p>
      <text:p text:style-name="P13"><text:s/>* <text:span text:style-name="T4">@param</text:span> integer $wouldBlock = (optional) true if the lock would block </text:p>
      <text:p text:style-name="P13"><text:s/>*<text:tab/><text:tab/><text:tab/><text:tab/><text:tab/>(EWOULDBLOCK errno condition), default = false</text:p>
      <text:p text:style-name="P10"><text:s/>* <text:span text:style-name="T4">@return</text:span> boolean $result = true successful, otherwise false</text:p>
      <text:p text:style-name="P10"><text:s/>*/</text:p>
      <text:p text:style-name="P10">public function flock($operation, $wouldBlock=false)</text:p>
      <text:p text:style-name="P10">{</text:p>
      <text:p text:style-name="P10"><text:tab/>return $this-&gt;stream-&gt;flock($operation, $wouldBlock);</text:p>
      <text:p text:style-name="P10">}</text:p>
      <text:p text:style-name="Method_20_Body"/>
      <text:p text:style-name="Method_20_Body">The <text:span text:style-name="Class_20_Variables">flock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fstat"/>fstat<text:bookmark-end text:name="fstat"/></text:h>
      <text:p text:style-name="Method_20_Body"/>
      <text:p text:style-name="Method_20_Body">Gets information about the file.</text:p>
      <text:p text:style-name="Method_20_Body"/>
      <text:p text:style-name="P10">/**</text:p>
      <text:p text:style-name="P10"><text:s/>* fstat</text:p>
      <text:p text:style-name="P10"><text:s/>*</text:p>
      <text:p text:style-name="P10"><text:s/>* Gets information about the file</text:p>
      <text:p text:style-name="P10"><text:s/>* <text:span text:style-name="T4">@return</text:span> array $stat = array with the statistics of the file</text:p>
      <text:p text:style-name="P10"><text:s/>*/</text:p>
      <text:p text:style-name="P10">public function fstat()</text:p>
      <text:p text:style-name="P10">{</text:p>
      <text:p text:style-name="P10"><text:tab/>return $this-&gt;stream-&gt;fstat();</text:p>
      <text:p text:style-name="P10">}</text:p>
      <text:p text:style-name="Method_20_Body"/>
      <text:p text:style-name="Method_20_Body">The <text:span text:style-name="Class_20_Variables">fstat</text:span> method of the <text:span text:style-name="Class_20_Variables">$stream</text:span> instance is called and the result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9" text:outline-level="5"><text:bookmark-start text:name="ftell"/>ftell<text:bookmark-end text:name="ftell"/></text:h>
      <text:p text:style-name="Method_20_Body"/>
      <text:p text:style-name="Method_20_Body">Returns the position of the file pointer.</text:p>
      <text:p text:style-name="P16"/>
      <text:p text:style-name="P10">/**</text:p>
      <text:p text:style-name="P10"><text:s/>* ftell</text:p>
      <text:p text:style-name="P10"><text:s/>*</text:p>
      <text:p text:style-name="P10"><text:s/>* Returns the position of the file pointer</text:p>
      <text:p text:style-name="P10"><text:s/>* <text:span text:style-name="T4">@return</text:span> integer $position</text:p>
      <text:p text:style-name="P10"><text:s/>*/</text:p>
      <text:p text:style-name="P10">public function ftell()</text:p>
      <text:p text:style-name="P10">{</text:p>
      <text:p text:style-name="P10"><text:tab/>return $this-&gt;stream-&gt;ftell();</text:p>
      <text:p text:style-name="P10">}</text:p>
      <text:p text:style-name="P16"/>
      <text:p text:style-name="Method_20_Body">The <text:span text:style-name="Class_20_Variables">ftell</text:span> method of the <text:span text:style-name="Class_20_Variables">$stream</text:span> instance is called and the result is returned.</text:p>
      <text:p text:style-name="P16"/>
      <text:p text:style-name="P16"/>
      <text:h text:style-name="P19" text:outline-level="5"><text:bookmark-start text:name="fpassthru"/>fpassthru<text:bookmark-end text:name="fpassthru"/></text:h>
      <text:p text:style-name="Method_20_Body"/>
      <text:p text:style-name="Method_20_Body">Reads to EOF on the file stream from the current position and writes the results to the output buffer.</text:p>
      <text:p text:style-name="Method_20_Body"/>
      <text:p text:style-name="P10">/**</text:p>
      <text:p text:style-name="P10"><text:s/>* fpassthru</text:p>
      <text:p text:style-name="P10"><text:s/>*</text:p>
      <text:p text:style-name="P13"><text:s/>* Reads to EOF on the given file pointer from the current position and </text:p>
      <text:p text:style-name="P13"><text:s/>* <text:s text:c="6"/>writes the results to the output buffer</text:p>
      <text:p text:style-name="P13"><text:s/>* <text:span text:style-name="T4">@return</text:span> integer $bytes = number of bytes passed thru to the output buffer, </text:p>
      <text:p text:style-name="P13"><text:s/>* <text:s text:c="25"/>false on error</text:p>
      <text:p text:style-name="P10"><text:s/>*/</text:p>
      <text:p text:style-name="P10">public function fpassthru()</text:p>
      <text:p text:style-name="P10">{</text:p>
      <text:p text:style-name="P10"><text:tab/>return $this-&gt;stream-&gt;fpassthru();</text:p>
      <text:p text:style-name="P10">}</text:p>
      <text:p text:style-name="Method_20_Body"/>
      <text:p text:style-name="Method_20_Body">The <text:span text:style-name="Class_20_Variables">fpassthru</text:span> method of the <text:span text:style-name="Class_20_Variables">$stream</text:span> instance is called and the result is returned.</text:p>
      <text:p text:style-name="P16"/>
      <text:p text:style-name="Method_20_Body"/>
      <text:h text:style-name="P19" text:outline-level="5"><text:bookmark-start text:name="eof"/>eof<text:bookmark-end text:name="eof"/></text:h>
      <text:p text:style-name="Method_20_Body"/>
      <text:p text:style-name="Method_20_Body">Return the end-of-file status for the file stream.</text:p>
      <text:p text:style-name="Method_20_Body"/>
      <text:p text:style-name="P10">/**</text:p>
      <text:p text:style-name="P10"><text:s/>* eof</text:p>
      <text:p text:style-name="P10"><text:s/>*</text:p>
      <text:p text:style-name="P10"><text:s/>* Return EOF status for the file</text:p>
      <text:p text:style-name="P13"><text:s/>* <text:span text:style-name="T4">@return</text:span> boolean $eof = true if the file is at (or beyond) eof or </text:p>
      <text:p text:style-name="P13"><text:s/>* <text:s text:c="24"/>an error occurred, otherwise false</text:p>
      <text:p text:style-name="P10"><text:s/>*/</text:p>
      <text:p text:style-name="P10">public function eof()</text:p>
      <text:p text:style-name="P10">{</text:p>
      <text:p text:style-name="P10"><text:tab/>return $this-&gt;stream-&gt;eof();</text:p>
      <text:p text:style-name="P10">}</text:p>
      <text:p text:style-name="Method_20_Body"/>
      <text:p text:style-name="Method_20_Body">The <text:span text:style-name="Class_20_Variables">eof</text:span> method of the <text:span text:style-name="Class_20_Variables">$stream</text:span> instance is called and the result is returned.</text:p>
      <text:p text:style-name="P16"/>
      <text:p text:style-name="Method_20_Body"/>
      <text:h text:style-name="P19" text:outline-level="5"><text:bookmark-start text:name="getFlags"/>getFlags<text:bookmark-end text:name="getFlags"/></text:h>
      <text:p text:style-name="Method_20_Body"/>
      <text:p text:style-name="Method_20_Body">Get current flag settings.</text:p>
      <text:p text:style-name="Method_20_Body"/>
      <text:p text:style-name="P10">/**</text:p>
      <text:p text:style-name="P10"><text:s/>* getFlags</text:p>
      <text:p text:style-name="P10"><text:s/>*</text:p>
      <text:p text:style-name="P10"><text:s/>* Get current flag settings</text:p>
      <text:p text:style-name="P10"><text:s/>* <text:span text:style-name="T4">@return</text:span> integer $flags</text:p>
      <text:p text:style-name="P10"><text:s/>*/</text:p>
      <text:p text:style-name="P10">public function getFlags()</text:p>
      <text:p text:style-name="P10">{</text:p>
      <text:p text:style-name="P10"><text:tab/>return $this-&gt;stream-&gt;getFlags();</text:p>
      <text:p text:style-name="P10">}</text:p>
      <text:p text:style-name="Method_20_Body"/>
      <text:p text:style-name="Method_20_Body">The <text:span text:style-name="Class_20_Variables">getFlags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setFlags"/>setFlags<text:bookmark-end text:name="setFlags"/></text:h>
      <text:p text:style-name="P16"/>
      <text:p text:style-name="Method_20_Body">Set current flag settings.</text:p>
      <text:p text:style-name="P16"/>
      <text:p text:style-name="P10">/**</text:p>
      <text:p text:style-name="P10"><text:s/>* setFlags</text:p>
      <text:p text:style-name="P10"><text:s/>*</text:p>
      <text:p text:style-name="P10"><text:s/>* Set current flag settings</text:p>
      <text:p text:style-name="P10"><text:s/>* <text:span text:style-name="T4">@param</text:span> integer $flags</text:p>
      <text:p text:style-name="P10"><text:s/>*/</text:p>
      <text:p text:style-name="P10">public function setFlags($flags)</text:p>
      <text:p text:style-name="P10">{</text:p>
      <text:p text:style-name="P10"><text:tab/>return $this-&gt;stream-&gt;setFlags($flags);</text:p>
      <text:p text:style-name="P10">}</text:p>
      <text:p text:style-name="P16"/>
      <text:p text:style-name="Method_20_Body">The <text:span text:style-name="Class_20_Variables">setFlags</text:span> method expects a single mandatory parameter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">Parameter</text:p>
          </table:table-cell>
          <table:table-cell table:style-name="Table21.B1" office:value-type="string">
            <text:p text:style-name="P5">Description</text:p>
          </table:table-cell>
        </table:table-row>
        <table:table-row>
          <table:table-cell table:style-name="Table21.A2" office:value-type="string">
            <text:p text:style-name="P8">$flags</text:p>
          </table:table-cell>
          <table:table-cell table:style-name="Table21.B2" office:value-type="string">
            <text:p text:style-name="Method_20_Table_20_Description">An integer containing the flags to be set.</text:p>
          </table:table-cell>
        </table:table-row>
      </table:table>
      <text:p text:style-name="Method_20_Body"/>
      <text:p text:style-name="Method_20_Body">The parameter is passed to the <text:span text:style-name="Class_20_Variables">setFlags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getCsvControl"/>getCsvControl<text:bookmark-end text:name="getCsvControl"/></text:h>
      <text:p text:style-name="P16"/>
      <text:p text:style-name="Method_20_Body">Get the csv control flags.</text:p>
      <text:p text:style-name="P16"/>
      <text:p text:style-name="P10">/**</text:p>
      <text:p text:style-name="P10"><text:s/>* getCsvControl</text:p>
      <text:p text:style-name="P10"><text:s/>*</text:p>
      <text:p text:style-name="P10"><text:s/>* get the csv control flags</text:p>
      <text:p text:style-name="P10"><text:s/>* <text:span text:style-name="T4">@return</text:span> array $csvControl, index 0 = delimiter, index 1 = enclosure</text:p>
      <text:p text:style-name="P10"><text:s/>*/</text:p>
      <text:p text:style-name="P10">public function getCsvControl()</text:p>
      <text:p text:style-name="P10">{</text:p>
      <text:p text:style-name="P10"><text:tab/>return $this-&gt;stream-&gt;getCsvControl();</text:p>
      <text:p text:style-name="P10">}</text:p>
      <text:p text:style-name="P16"/>
      <text:p text:style-name="Method_20_Body">The <text:span text:style-name="Class_20_Variables">getCsvControl</text:span> method of the <text:span text:style-name="Class_20_Variables">$stream</text:span> instance is called and the result is returned.</text:p>
      <text:p text:style-name="P16"/>
      <text:p text:style-name="Method_20_Body"/>
      <text:h text:style-name="P19" text:outline-level="5">setCsvControl</text:h>
      <text:p text:style-name="Method_20_Body"/>
      <text:p text:style-name="Method_20_Body">Set the csv control values.</text:p>
      <text:p text:style-name="Method_20_Body"/>
      <text:p text:style-name="P10">/**</text:p>
      <text:p text:style-name="P10"><text:s/>* setCsvControl</text:p>
      <text:p text:style-name="P10"><text:s/>*</text:p>
      <text:p text:style-name="P10"><text:s/>* Set the csv control values</text:p>
      <text:p text:style-name="P10"><text:s/>* <text:span text:style-name="T4">@param</text:span> string $delimiter = (optional) delimiter, default = ','</text:p>
      <text:p text:style-name="P10"><text:s/>* <text:span text:style-name="T4">@param</text:span> string $enclosure = (optional) enclosure, default = '"'</text:p>
      <text:p text:style-name="P10"><text:s/>* <text:span text:style-name="T4">@param</text:span> string $escape <text:s text:c="3"/>= (optional) escape, default = "\\"</text:p>
      <text:p text:style-name="P10"><text:s/>*/</text:p>
      <text:p text:style-name="P10">public function setCsvControl($delimiter=',', $enclosure='"', $escape="\\")</text:p>
      <text:p text:style-name="P10">{</text:p>
      <text:p text:style-name="P10"><text:tab/>return $this-&gt;stream-&gt;setCsvControl($delimiter, $enclosure, $escape);</text:p>
      <text:p text:style-name="P10">}</text:p>
      <text:p text:style-name="Method_20_Body"/>
      <text:p text:style-name="Method_20_Body">The <text:span text:style-name="Class_20_Variables">setCsvControl</text:span> method expects a single mandatory parameter:</text:p>
      <text:p text:style-name="Method_20_Body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5">Parameter</text:p>
          </table:table-cell>
          <table:table-cell table:style-name="Table22.B1" office:value-type="string">
            <text:p text:style-name="P5">Description</text:p>
          </table:table-cell>
        </table:table-row>
        <table:table-row>
          <table:table-cell table:style-name="Table22.A2" office:value-type="string">
            <text:p text:style-name="P8">$delimiter</text:p>
          </table:table-cell>
          <table:table-cell table:style-name="Table22.B2" office:value-type="string">
            <text:p text:style-name="Method_20_Table_20_Description">CSV delimiter character(s).</text:p>
          </table:table-cell>
        </table:table-row>
        <table:table-row>
          <table:table-cell table:style-name="Table22.A2" office:value-type="string">
            <text:p text:style-name="P8">$enclosure</text:p>
          </table:table-cell>
          <table:table-cell table:style-name="Table22.B2" office:value-type="string">
            <text:p text:style-name="Method_20_Table_20_Description">CSV enclosure character(s).</text:p>
          </table:table-cell>
        </table:table-row>
        <table:table-row>
          <table:table-cell table:style-name="Table22.A2" office:value-type="string">
            <text:p text:style-name="P8">$escape</text:p>
          </table:table-cell>
          <table:table-cell table:style-name="Table22.B2" office:value-type="string">
            <text:p text:style-name="Method_20_Table_20_Description">CSV escape character(s).</text:p>
          </table:table-cell>
        </table:table-row>
      </table:table>
      <text:p text:style-name="Method_20_Body"/>
      <text:p text:style-name="Method_20_Body">The parameters are passed to the <text:span text:style-name="Class_20_Variables">setCsvControl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getCurrentLine"/>getCurrentLine<text:bookmark-end text:name="getCurrentLine"/></text:h>
      <text:p text:style-name="Method_20_Body"/>
      <text:p text:style-name="Method_20_Body">Get the next line from the file.</text:p>
      <text:p text:style-name="Method_20_Body"/>
      <text:p text:style-name="P10">/**</text:p>
      <text:p text:style-name="P10"><text:s/>* getCurrentLine</text:p>
      <text:p text:style-name="P10"><text:s/>*</text:p>
      <text:p text:style-name="P10"><text:s/>* get the next line from the file</text:p>
      <text:p text:style-name="P10"><text:s/>* <text:span text:style-name="T4">@return</text:span> string $buffer</text:p>
      <text:p text:style-name="P10"><text:s/>*/</text:p>
      <text:p text:style-name="P10">public function getCurrentLine()</text:p>
      <text:p text:style-name="P10">{</text:p>
      <text:p text:style-name="P10"><text:tab/>return $this-&gt;stream-&gt;getCurrentLine();</text:p>
      <text:p text:style-name="P10">}</text:p>
      <text:p text:style-name="Method_20_Body"/>
      <text:p text:style-name="Method_20_Body">The <text:span text:style-name="Class_20_Variables">getCurrentLine</text:span> method of the <text:span text:style-name="Class_20_Variables">$stream</text:span> instance is called and the result is returned.</text:p>
      <text:p text:style-name="P16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9" text:outline-level="5"><text:bookmark-start text:name="getMaxLineLen"/>getMaxLineLen<text:bookmark-end text:name="getMaxLineLen"/></text:h>
      <text:p text:style-name="Method_20_Body"/>
      <text:p text:style-name="Method_20_Body">Get maximum line length.</text:p>
      <text:p text:style-name="Method_20_Body"/>
      <text:p text:style-name="P10">/**</text:p>
      <text:p text:style-name="P10"><text:s/>* getMaxLineLen</text:p>
      <text:p text:style-name="P10"><text:s/>*</text:p>
      <text:p text:style-name="P10"><text:s/>* Get maximum line length</text:p>
      <text:p text:style-name="P10"><text:s/>* <text:span text:style-name="T4">@return</text:span> integer $length</text:p>
      <text:p text:style-name="P10"><text:s/>*/</text:p>
      <text:p text:style-name="P10">public function getMaxLineLen()</text:p>
      <text:p text:style-name="P10">{</text:p>
      <text:p text:style-name="P10"><text:tab/>return $this-&gt;stream-&gt;getMaxLineLen();</text:p>
      <text:p text:style-name="P10">}</text:p>
      <text:p text:style-name="Method_20_Body"/>
      <text:p text:style-name="Method_20_Body">The <text:span text:style-name="Class_20_Variables">getMaxLineLen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setMaxLineLen"/>setMaxLineLen<text:bookmark-end text:name="setMaxLineLen"/></text:h>
      <text:p text:style-name="Method_20_Body"/>
      <text:p text:style-name="Method_20_Body">Set the maximum line length.</text:p>
      <text:p text:style-name="Method_20_Body"/>
      <text:p text:style-name="P10">/**</text:p>
      <text:p text:style-name="P10"><text:s/>* setMaxLineLen</text:p>
      <text:p text:style-name="P10"><text:s/>*</text:p>
      <text:p text:style-name="P10"><text:s/>* Set the maximum line length, 0 to be unlimited</text:p>
      <text:p text:style-name="P10"><text:s/>* <text:span text:style-name="T4">@param</text:span> integer $length</text:p>
      <text:p text:style-name="P10"><text:s/>*/</text:p>
      <text:p text:style-name="P10">public function setMaxLineLen($length)</text:p>
      <text:p text:style-name="P10">{</text:p>
      <text:p text:style-name="P10"><text:tab/>return $this-&gt;stream-&gt;setMaxLineLen($length);</text:p>
      <text:p text:style-name="P10">}</text:p>
      <text:p text:style-name="Method_20_Body"/>
      <text:p text:style-name="Method_20_Body">The <text:span text:style-name="Class_20_Variables">setMaxLineLen</text:span> method expects a single mandatory parameter:</text:p>
      <text:p text:style-name="Method_20_Body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5">Parameter</text:p>
          </table:table-cell>
          <table:table-cell table:style-name="Table23.B1" office:value-type="string">
            <text:p text:style-name="P5">Description</text:p>
          </table:table-cell>
        </table:table-row>
        <table:table-row>
          <table:table-cell table:style-name="Table23.A2" office:value-type="string">
            <text:p text:style-name="P8">$length</text:p>
          </table:table-cell>
          <table:table-cell table:style-name="Table23.B2" office:value-type="string">
            <text:p text:style-name="Method_20_Table_20_Description">The maximum line length.</text:p>
          </table:table-cell>
        </table:table-row>
      </table:table>
      <text:p text:style-name="Method_20_Body"/>
      <text:p text:style-name="Method_20_Body">The parameter is passed to the <text:span text:style-name="Class_20_Variables">setMaxLineLen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current"/>current<text:bookmark-end text:name="current"/></text:h>
      <text:p text:style-name="Method_20_Body"/>
      <text:p text:style-name="Method_20_Body">Retrieve current line of file.</text:p>
      <text:p text:style-name="Method_20_Body"/>
      <text:p text:style-name="P10">/**</text:p>
      <text:p text:style-name="P10"><text:s/>* current</text:p>
      <text:p text:style-name="P10"><text:s/>*</text:p>
      <text:p text:style-name="P10"><text:s/>* <text:s/>Retrieve current line of file</text:p>
      <text:p text:style-name="P10"><text:s/>* <text:s/><text:span text:style-name="T4">@return</text:span> string|array $buffer</text:p>
      <text:p text:style-name="P10"><text:s/>*/</text:p>
      <text:p text:style-name="P10">public function current()</text:p>
      <text:p text:style-name="P10">{</text:p>
      <text:p text:style-name="P10"><text:tab/>return $this-&gt;stream-&gt;current();</text:p>
      <text:p text:style-name="P10">}</text:p>
      <text:p text:style-name="Method_20_Body"/>
      <text:p text:style-name="Method_20_Body">The <text:span text:style-name="Class_20_Variables">current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key"/>key<text:bookmark-end text:name="key"/></text:h>
      <text:p text:style-name="Method_20_Body"/>
      <text:p text:style-name="Method_20_Body">Retrieve the current file line number.</text:p>
      <text:p text:style-name="Method_20_Body"/>
      <text:p text:style-name="P10">/**</text:p>
      <text:p text:style-name="P10"><text:s/>* key</text:p>
      <text:p text:style-name="P10"><text:s/>*</text:p>
      <text:p text:style-name="P10"><text:s/>* retrieve the current file line number</text:p>
      <text:p text:style-name="P10"><text:s/>* <text:span text:style-name="T4">@return</text:span> integer $lineNumber</text:p>
      <text:p text:style-name="P10"><text:s/>*/</text:p>
      <text:p text:style-name="P10">public function key()</text:p>
      <text:p text:style-name="P10">{</text:p>
      <text:p text:style-name="P10"><text:tab/>return $this-&gt;stream-&gt;key();</text:p>
      <text:p text:style-name="P10">}</text:p>
      <text:p text:style-name="Method_20_Body"/>
      <text:p text:style-name="Method_20_Body">The <text:span text:style-name="Class_20_Variables">key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next"/>next<text:bookmark-end text:name="next"/></text:h>
      <text:p text:style-name="Method_20_Body"/>
      <text:p text:style-name="Method_20_Body">Return the next line.</text:p>
      <text:p text:style-name="Method_20_Body"/>
      <text:p text:style-name="P10">/**</text:p>
      <text:p text:style-name="P10"><text:s/>* next</text:p>
      <text:p text:style-name="P10"><text:s/>*</text:p>
      <text:p text:style-name="P10"><text:s/>* retrieve the next line</text:p>
      <text:p text:style-name="P10"><text:s/>*/</text:p>
      <text:p text:style-name="P10">public function next()</text:p>
      <text:p text:style-name="P10">{</text:p>
      <text:p text:style-name="P10"><text:tab/>return $this-&gt;stream-&gt;next();</text:p>
      <text:p text:style-name="P10">}</text:p>
      <text:p text:style-name="Method_20_Body"/>
      <text:p text:style-name="Method_20_Body">The <text:span text:style-name="Class_20_Variables">next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rewind"/>rewind<text:bookmark-end text:name="rewind"/></text:h>
      <text:p text:style-name="Method_20_Body"/>
      <text:p text:style-name="Method_20_Body">Rewind to the first line of the file stream.</text:p>
      <text:p text:style-name="Method_20_Body"/>
      <text:p text:style-name="P10">/**</text:p>
      <text:p text:style-name="P10"><text:s/>* rewind</text:p>
      <text:p text:style-name="P10"><text:s/>*</text:p>
      <text:p text:style-name="P10"><text:s/>* rewind to the first line of the file</text:p>
      <text:p text:style-name="P10"><text:s/>*/</text:p>
      <text:p text:style-name="P10">public function rewind()</text:p>
      <text:p text:style-name="P10">{</text:p>
      <text:p text:style-name="P10"><text:tab/>return $this-&gt;stream-&gt;rewind();</text:p>
      <text:p text:style-name="P10">}</text:p>
      <text:p text:style-name="Method_20_Body"/>
      <text:p text:style-name="Method_20_Body">The <text:span text:style-name="Class_20_Variables">rewind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valid"/>valid<text:bookmark-end text:name="valid"/></text:h>
      <text:p text:style-name="Method_20_Body"/>
      <text:p text:style-name="Method_20_Body">Returns true if file is not at eof, otherwise returns false.</text:p>
      <text:p text:style-name="Method_20_Body"/>
      <text:p text:style-name="P10">/**</text:p>
      <text:p text:style-name="Method_20_Code_20_Listing"><text:s/>* valid</text:p>
      <text:p text:style-name="Method_20_Code_20_Listing"><text:s/>*</text:p>
      <text:p text:style-name="Method_20_Code_20_Listing"><text:s/>* returns true if file is not at eof, otherwise returns false</text:p>
      <text:p text:style-name="Method_20_Code_20_Listing"><text:s/>* <text:span text:style-name="T4">@return</text:span> boolean $valid = false if file is at eof, otherwise true</text:p>
      <text:p text:style-name="Method_20_Code_20_Listing"><text:s/>*/</text:p>
      <text:p text:style-name="Method_20_Code_20_Listing">public function valid()</text:p>
      <text:p text:style-name="Method_20_Code_20_Listing">{</text:p>
      <text:p text:style-name="Method_20_Code_20_Listing"><text:tab/>return $this-&gt;stream-&gt;valid();</text:p>
      <text:p text:style-name="Method_20_Code_20_Listing">}</text:p>
      <text:p text:style-name="Method_20_Body"/>
      <text:p text:style-name="Method_20_Body">The <text:span text:style-name="Class_20_Variables">value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seek"/>seek<text:bookmark-end text:name="seek"/></text:h>
      <text:p text:style-name="Method_20_Body"/>
      <text:p text:style-name="Method_20_Body">Seek to the requested line in the file stream.</text:p>
      <text:p text:style-name="Method_20_Body"/>
      <text:p text:style-name="P10">/**</text:p>
      <text:p text:style-name="P10"><text:s/>* seek</text:p>
      <text:p text:style-name="P10"><text:s/>*</text:p>
      <text:p text:style-name="P10"><text:s/>* Seek to the requested line</text:p>
      <text:p text:style-name="P10"><text:s/>* <text:span text:style-name="T4">@param</text:span> integer $linePos = line to seek to</text:p>
      <text:p text:style-name="P10"><text:s/>* <text:span text:style-name="T4">@throws</text:span> \Library\FileIO\Exception</text:p>
      <text:p text:style-name="P10"><text:s/>*/</text:p>
      <text:p text:style-name="P10">public function seek($linePos)</text:p>
      <text:p text:style-name="P10">{</text:p>
      <text:p text:style-name="P10"><text:tab/>return $this-&gt;stream-&gt;seek($linePos);</text:p>
      <text:p text:style-name="P10">}</text:p>
      <text:p text:style-name="Method_20_Body"><text:line-break/>The <text:span text:style-name="Class_20_Variables">seek</text:span> method expects a single mandatory parameter:</text:p>
      <text:p text:style-name="Method_20_Body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5">Parameter</text:p>
          </table:table-cell>
          <table:table-cell table:style-name="Table24.B1" office:value-type="string">
            <text:p text:style-name="P5">Description</text:p>
          </table:table-cell>
        </table:table-row>
        <table:table-row>
          <table:table-cell table:style-name="Table24.A2" office:value-type="string">
            <text:p text:style-name="P8">$linePos</text:p>
          </table:table-cell>
          <table:table-cell table:style-name="Table24.B2" office:value-type="string">
            <text:p text:style-name="Method_20_Table_20_Description">The requested line in the file stream to seek to.</text:p>
          </table:table-cell>
        </table:table-row>
      </table:table>
      <text:p text:style-name="Method_20_Body"/>
      <text:p text:style-name="Method_20_Body">The parameter is passed to the <text:span text:style-name="Class_20_Variables">seek</text:span> method of the <text:span text:style-name="Class_20_Variables">$stream</text:span> instance and the result is returned.</text:p>
      <text:p text:style-name="Method_20_Body"/>
      <text:p text:style-name="Method_20_Body"/>
      <text:h text:style-name="P19" text:outline-level="5"><text:bookmark-start text:name="hasChildren"/>hasChildren<text:bookmark-end text:name="hasChildren"/></text:h>
      <text:p text:style-name="Method_20_Body"/>
      <text:p text:style-name="Method_20_Body">Returns true if has children, false if not.</text:p>
      <text:p text:style-name="Method_20_Body"/>
      <text:p text:style-name="P10">/**</text:p>
      <text:p text:style-name="P10"><text:s/>* hasChildren</text:p>
      <text:p text:style-name="P10"><text:s/>*</text:p>
      <text:p text:style-name="P10"><text:s/>* Returns true if has children, false if not</text:p>
      <text:p text:style-name="P10"><text:s/>* <text:span text:style-name="T4">@return</text:span> boolean $has = true if has children, false if not</text:p>
      <text:p text:style-name="P10"><text:s/>*/</text:p>
      <text:p text:style-name="P10">public function hasChildren()</text:p>
      <text:p text:style-name="P10">{</text:p>
      <text:p text:style-name="P10"><text:tab/>return $this-&gt;stream-&gt;hasChildren();</text:p>
      <text:p text:style-name="P10">}</text:p>
      <text:p text:style-name="Method_20_Body"/>
      <text:p text:style-name="Method_20_Body">The <text:span text:style-name="Class_20_Variables">hasChildren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getChildren"/>getChildren<text:bookmark-end text:name="getChildren"/></text:h>
      <text:p text:style-name="Method_20_Body"/>
      <text:p text:style-name="Method_20_Body">Returns null, because has no children.</text:p>
      <text:p text:style-name="Method_20_Body"/>
      <text:p text:style-name="P10">/**</text:p>
      <text:p text:style-name="P10"><text:s/>* getChildren</text:p>
      <text:p text:style-name="P10"><text:s/>*</text:p>
      <text:p text:style-name="P10"><text:s/>* Returns null, because has no children</text:p>
      <text:p text:style-name="P10"><text:s/>* <text:span text:style-name="T4">@return</text:span> void</text:p>
      <text:p text:style-name="P10"><text:s/>*/</text:p>
      <text:p text:style-name="P10">public function getChildren()</text:p>
      <text:p text:style-name="P10">{</text:p>
      <text:p text:style-name="P10"><text:tab/>return $this-&gt;stream-&gt;getChildren();</text:p>
      <text:p text:style-name="P10">}</text:p>
      <text:p text:style-name="Method_20_Body"/>
      <text:p text:style-name="Method_20_Body">The <text:span text:style-name="Class_20_Variables">getChildren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19" text:outline-level="5"><text:bookmark-start text:name="__toString"/>__toString<text:bookmark-end text:name="__toString"/></text:h>
      <text:p text:style-name="Method_20_Body"/>
      <text:p text:style-name="Method_20_Body">Return the current record as a string (alias of <text:span text:style-name="Class_20_Variables">current</text:span>).</text:p>
      <text:p text:style-name="Method_20_Body"/>
      <text:p text:style-name="P10">/**</text:p>
      <text:p text:style-name="P10"><text:s/>* __toString</text:p>
      <text:p text:style-name="P10"><text:s/>*</text:p>
      <text:p text:style-name="P10"><text:s/>* Return the current record as a string (alias of current())</text:p>
      <text:p text:style-name="P10"><text:s/>* <text:span text:style-name="T4">@return</text:span> string $buffer</text:p>
      <text:p text:style-name="P10"><text:s/>*/</text:p>
      <text:p text:style-name="P10">public function __toString()</text:p>
      <text:p text:style-name="P10">{</text:p>
      <text:p text:style-name="P10"><text:tab/>return $this-&gt;stream-&gt;__toString();</text:p>
      <text:p text:style-name="P10">}</text:p>
      <text:p text:style-name="Method_20_Body"/>
      <text:p text:style-name="Method_20_Body">The <text:span text:style-name="Class_20_Variables">__toString</text:span> method of the <text:span text:style-name="Class_20_Variables">$stream</text:span> instance is called and the result is returned.</text:p>
      <text:h text:style-name="Coding_20_Title" text:outline-level="3"/>
      <text:h text:style-name="Coding_20_Title" text:outline-level="3"/>
      <text:h text:style-name="P23" text:outline-level="3">Source Listing</text:h>
      <text:p text:style-name="Coding_20_Body"/>
      <text:p text:style-name="P4">&lt;?php</text:p>
      <text:p text:style-name="P4">namespace Library;</text:p>
      <text:p text:style-name="P4"/>
      <text:p text:style-name="P4">/*</text:p>
      <text:p text:style-name="P4"><text:s/>*<text:tab/>Stream.php is copyright © 2012. EarthWalk Software.</text:p>
      <text:p text:style-name="P4"><text:s/>* <text:tab/>Licensed under the Academic Free License version 3.0</text:p>
      <text:p text:style-name="P4"><text:s/>* <text:s text:c="4"/>Refer to the file named License.txt provided with the source, </text:p>
      <text:p text:style-name="P4"><text:s/>* <text:s text:c="7"/>or from http://opensource.org/licenses/academic.php</text:p>
      <text:p text:style-name="P4">*/</text:p>
      <text:p text:style-name="P4">/**</text:p>
      <text:p text:style-name="P4"><text:s/>* Stream.</text:p>
      <text:p text:style-name="P4"><text:s/>*</text:p>
      <text:p text:style-name="P17"><text:s/>* The Stream class provides an interface to the Stream drivers to perform </text:p>
      <text:p text:style-name="P17"><text:s/>* <text:tab/>stream i/o Functions.</text:p>
      <text:p text:style-name="P4"><text:s/>* <text:span text:style-name="T4">@author</text:span> Jay Wheeler</text:p>
      <text:p text:style-name="P4"><text:s/>* <text:span text:style-name="T4">@version</text:span> 1.0</text:p>
      <text:p text:style-name="P4"><text:s/>* <text:span text:style-name="T4">@copyright</text:span> © 2012 EarthWalk Software.</text:p>
      <text:p text:style-name="P4"><text:s/>* <text:span text:style-name="T4">@license</text:span> Licensed under the Academic Free License version 3.0.</text:p>
      <text:p text:style-name="P4"><text:s/>* <text:span text:style-name="T4">@package</text:span> Library</text:p>
      <text:p text:style-name="P4"><text:s/>* <text:span text:style-name="T4">@subpackage</text:span> Stream</text:p>
      <text:p text:style-name="P4"><text:s/>*/</text:p>
      <text:p text:style-name="P4">class Stream implements \RecursiveIterator, \SeekableIterator</text:p>
      <text:p text:style-name="P4">{</text:p>
      <text:p text:style-name="P4"><text:tab/>/**</text:p>
      <text:p text:style-name="P4"><text:tab/> * stream</text:p>
      <text:p text:style-name="P4"><text:tab/> *</text:p>
      <text:p text:style-name="P4"><text:tab/> * driver class object</text:p>
      <text:p text:style-name="P4"><text:tab/> * <text:span text:style-name="T4">@var</text:span> object $stream</text:p>
      <text:p text:style-name="P4"><text:tab/> */</text:p>
      <text:p text:style-name="P4"><text:tab/>protected<text:tab/>$stream;</text:p>
      <text:p text:style-name="P4"/>
      <text:p text:style-name="P4"><text:tab/>/**</text:p>
      <text:p text:style-name="P4"><text:tab/> * __construct</text:p>
      <text:p text:style-name="P4"><text:tab/> *</text:p>
      <text:p text:style-name="P4"><text:tab/> * Class constructor</text:p>
      <text:p text:style-name="P4"><text:tab/> * <text:span text:style-name="T4">@param</text:span> string $adapter = stream adapter name</text:p>
      <text:p text:style-name="P4"><text:tab/> * <text:span text:style-name="T4">@param</text:span> string $url = url of the file or resource</text:p>
      <text:p text:style-name="P4"><text:tab/> * <text:span text:style-name="T4">@param</text:span> string $mode = (optional) 'r' (or empty) for read, 'w' for write</text:p>
      <text:p text:style-name="P4"><text:tab/> * <text:span text:style-name="T4">@param</text:span> resource $context = (optional) stream context resource, null for none</text:p>
      <text:p text:style-name="P4"><text:tab/> * <text:span text:style-name="T4">@throws</text:span> Library\Stream\Exception</text:p>
      <text:p text:style-name="P4"><text:tab/> */</text:p>
      <text:p text:style-name="P4"><text:tab/>public function __construct($adapter, $url, </text:p>
      <text:p text:style-name="P4"><text:tab/><text:tab/><text:tab/><text:tab/><text:tab/><text:tab/> <text:s text:c="5"/>$mode='r', </text:p>
      <text:p text:style-name="P4"><text:tab/><text:tab/><text:tab/><text:tab/><text:tab/><text:tab/> <text:s text:c="5"/>$useIncludePath=false, </text:p>
      <text:p text:style-name="P4"><text:tab/><text:tab/><text:tab/><text:tab/><text:tab/><text:tab/> <text:s text:c="5"/>$context=null)</text:p>
      <text:p text:style-name="P4"><text:tab/>{</text:p>
      <text:p text:style-name="P4"><text:tab/><text:tab/>$this-&gt;stream = Stream\Factory::instantiateClass($adapter, $url, </text:p>
      <text:p text:style-name="P4"><text:tab/><text:tab/><text:tab/><text:tab/><text:tab/><text:tab/><text:tab/><text:tab/><text:tab/><text:tab/><text:tab/>$mode,</text:p>
      <text:p text:style-name="P4"><text:s/><text:tab/><text:tab/><text:tab/><text:tab/><text:tab/><text:tab/><text:tab/><text:tab/><text:tab/><text:tab/><text:tab/>$useIncludePath,</text:p>
      <text:p text:style-name="P4"><text:s/><text:tab/><text:tab/><text:tab/><text:tab/><text:tab/><text:tab/><text:tab/><text:tab/><text:tab/><text:tab/><text:tab/>$context);</text:p>
      <text:p text:style-name="P4"><text:tab/>}</text:p>
      <text:p text:style-name="P4"/>
      <text:p text:style-name="P4"/>
      <text:p text:style-name="P18"><text:tab/>/**</text:p>
      <text:p text:style-name="P4"><text:tab/> * __destruct</text:p>
      <text:p text:style-name="P4"><text:tab/> *</text:p>
      <text:p text:style-name="P4"><text:tab/> * class destructor</text:p>
      <text:p text:style-name="P4"><text:tab/> * <text:span text:style-name="T4">@return</text:span> null</text:p>
      <text:p text:style-name="P4"><text:tab/> */</text:p>
      <text:p text:style-name="P4"><text:tab/>public function __destruct()</text:p>
      <text:p text:style-name="P4"><text:tab/>{</text:p>
      <text:p text:style-name="P4"><text:tab/><text:tab/>unset($this-&gt;stream);</text:p>
      <text:p text:style-name="P4"><text:tab/>}</text:p>
      <text:p text:style-name="P4"/>
      <text:p text:style-name="P4"><text:tab/>/**</text:p>
      <text:p text:style-name="P4"><text:tab/> * getLine</text:p>
      <text:p text:style-name="P4"><text:tab/> *</text:p>
      <text:p text:style-name="P4"><text:tab/> * read the line from the stream</text:p>
      <text:p text:style-name="P17"><text:tab/> * <text:span text:style-name="T4">@param</text:span> integer $maxLength = (optional) length to read from the stream, </text:p>
      <text:p text:style-name="P17"><text:tab/> *<text:tab/><text:tab/><text:tab/><text:tab/><text:tab/><text:tab/> <text:s text:c="2"/>-1 to read to end-of-file (default)</text:p>
      <text:p text:style-name="P17"><text:tab/> * <text:span text:style-name="T4">@param</text:span> string $ending = (optional) line ending sequence, </text:p>
      <text:p text:style-name="P17"><text:tab/> *<text:tab/><text:tab/><text:tab/><text:tab/> null to use system-relative standard (default)</text:p>
      <text:p text:style-name="P4"><text:tab/> * <text:span text:style-name="T4">@return</text:span> string $buffer = buffer read</text:p>
      <text:p text:style-name="P4"><text:tab/> * <text:span text:style-name="T4">@throws</text:span> Library\Stream\Exception</text:p>
      <text:p text:style-name="P4"><text:tab/> */</text:p>
      <text:p text:style-name="P4"><text:tab/>public function getLine($maxLength=-1, $ending=null)</text:p>
      <text:p text:style-name="P4"><text:tab/>{</text:p>
      <text:p text:style-name="P4"><text:tab/><text:tab/>return $this-&gt;stream-&gt;getLine($maxLength, $ending);</text:p>
      <text:p text:style-name="P4"><text:tab/>}</text:p>
      <text:p text:style-name="P4"/>
      <text:p text:style-name="P4"><text:tab/>/**</text:p>
      <text:p text:style-name="P4"><text:tab/> * getStream</text:p>
      <text:p text:style-name="P4"><text:tab/> *</text:p>
      <text:p text:style-name="P4"><text:tab/> * get stream contents</text:p>
      <text:p text:style-name="P17"><text:tab/> * <text:span text:style-name="T4">@param</text:span> integer $maxLength = (optional) length to read from the stream, </text:p>
      <text:p text:style-name="P17"><text:tab/> *<text:tab/><text:tab/><text:tab/><text:tab/> <text:s text:c="4"/>-1 to read to end-of-file (default)</text:p>
      <text:p text:style-name="P17"><text:tab/> * <text:span text:style-name="T4">@param</text:span> string $ending = (optional) line ending sequence, </text:p>
      <text:p text:style-name="P17"><text:tab/> *<text:tab/><text:tab/><text:tab/><text:tab/> <text:s/>null to use system-relative standard (default)</text:p>
      <text:p text:style-name="P4"><text:tab/> * <text:span text:style-name="T4">@return</text:span> string $buffer = stream content</text:p>
      <text:p text:style-name="P4"><text:tab/> * <text:span text:style-name="T4">@throws</text:span> \Library\Stream\Exception</text:p>
      <text:p text:style-name="P4"><text:tab/> */</text:p>
      <text:p text:style-name="P4"><text:tab/>public function getStream($maxLength=-1, $ending=null)</text:p>
      <text:p text:style-name="P4"><text:tab/>{</text:p>
      <text:p text:style-name="P4"><text:tab/><text:tab/>return $this-&gt;stream-&gt;getStream($maxLength, $ending);</text:p>
      <text:p text:style-name="P4"><text:tab/>}</text:p>
      <text:p text:style-name="P4"/>
      <text:p text:style-name="P4"><text:tab/>/**</text:p>
      <text:p text:style-name="P4"><text:tab/> * getContents</text:p>
      <text:p text:style-name="P4"><text:tab/> *</text:p>
      <text:p text:style-name="P4"><text:tab/> * read stream</text:p>
      <text:p text:style-name="P17"><text:tab/> * <text:span text:style-name="T4">@param</text:span> integer $maxLength = (optional) length to read from the stream, </text:p>
      <text:p text:style-name="P17"><text:tab/> *<text:tab/><text:tab/><text:tab/><text:tab/><text:tab/>-1 to read the complete stream</text:p>
      <text:p text:style-name="P17"><text:tab/> * <text:span text:style-name="T4">@param</text:span> integer $offset = (optional) bytes to skip before reading to buffer, </text:p>
      <text:p text:style-name="P17"><text:tab/> *<text:tab/><text:tab/><text:tab/><text:tab/><text:tab/>-1 to start at next byte</text:p>
      <text:p text:style-name="P4"><text:tab/> * <text:span text:style-name="T4">@return</text:span> string $buffer = stream content</text:p>
      <text:p text:style-name="P4"><text:tab/> * <text:span text:style-name="T4">@throws</text:span> Library\Stream\Exception</text:p>
      <text:p text:style-name="P4"><text:tab/> */</text:p>
      <text:p text:style-name="P4"><text:tab/>public function getContents($maxLength=-1, $offset=-1)</text:p>
      <text:p text:style-name="P4"><text:tab/>{</text:p>
      <text:p text:style-name="P4"><text:tab/><text:tab/>return $this-&gt;stream-&gt;getContents($maxLength, $offset);</text:p>
      <text:p text:style-name="P4"><text:tab/>}</text:p>
      <text:p text:style-name="P4"/>
      <text:p text:style-name="P4"/>
      <text:p text:style-name="P18"><text:tab/>/**</text:p>
      <text:p text:style-name="P4"><text:tab/> * streamInfo</text:p>
      <text:p text:style-name="P4"><text:tab/> *</text:p>
      <text:p text:style-name="P4"><text:tab/> * read the streamInfo array (meta_data)</text:p>
      <text:p text:style-name="P4"><text:tab/> * <text:span text:style-name="T4">@throws</text:span> \Library\Stream\Exception</text:p>
      <text:p text:style-name="P4"><text:tab/> */</text:p>
      <text:p text:style-name="P4"><text:tab/>public function streamInfo()</text:p>
      <text:p text:style-name="P4"><text:tab/>{</text:p>
      <text:p text:style-name="P4"><text:tab/><text:tab/>return $this-&gt;stream-&gt;streamInfo();</text:p>
      <text:p text:style-name="P4"><text:tab/>}</text:p>
      <text:p text:style-name="P4"/>
      <text:p text:style-name="P4"><text:tab/>/**</text:p>
      <text:p text:style-name="P4"><text:tab/> * extractHeader</text:p>
      <text:p text:style-name="P4"><text:tab/> *</text:p>
      <text:p text:style-name="P4"><text:tab/> * Extract the header from the buffer and return the (shortened) buffer</text:p>
      <text:p text:style-name="P4"><text:tab/> * <text:span text:style-name="T4">@return</text:span> string $buffer</text:p>
      <text:p text:style-name="P4"><text:tab/> */</text:p>
      <text:p text:style-name="P4"><text:tab/>public function extractHeader()</text:p>
      <text:p text:style-name="P4"><text:tab/>{</text:p>
      <text:p text:style-name="P4"><text:tab/><text:tab/>return $this-&gt;stream-&gt;extractHeader();</text:p>
      <text:p text:style-name="P4"><text:tab/>}</text:p>
      <text:p text:style-name="P4"/>
      <text:p text:style-name="P4"><text:tab/>/**</text:p>
      <text:p text:style-name="P4"><text:tab/> * isTimeout</text:p>
      <text:p text:style-name="P4"><text:tab/> *</text:p>
      <text:p text:style-name="P4"><text:tab/> * check if there was a timeout</text:p>
      <text:p text:style-name="P4"><text:tab/> * <text:span text:style-name="T4">@return</text:span>s boolean $timeout = true if a timeout occurred, false if not</text:p>
      <text:p text:style-name="P4"><text:tab/> */</text:p>
      <text:p text:style-name="P4"><text:tab/>public function isTimeout()</text:p>
      <text:p text:style-name="P4"><text:tab/>{</text:p>
      <text:p text:style-name="P4"><text:tab/><text:tab/>return $this-&gt;stream-&gt;isTimeout();</text:p>
      <text:p text:style-name="P4"><text:tab/>}</text:p>
      <text:p text:style-name="P4"/>
      <text:p text:style-name="P4"><text:tab/>/**</text:p>
      <text:p text:style-name="P4"><text:tab/> * isLocal</text:p>
      <text:p text:style-name="P4"><text:tab/> *</text:p>
      <text:p text:style-name="P4"><text:tab/> * check if this is a local file stream</text:p>
      <text:p text:style-name="P4"><text:tab/> * <text:span text:style-name="T4">@return</text:span> boolean $local = true if on local host, false if remote</text:p>
      <text:p text:style-name="P4"><text:tab/> * <text:span text:style-name="T4">@throws</text:span> \Library\Stream\Exception</text:p>
      <text:p text:style-name="P4"><text:tab/> */</text:p>
      <text:p text:style-name="P4"><text:tab/>public function isLocal()</text:p>
      <text:p text:style-name="P4"><text:tab/>{</text:p>
      <text:p text:style-name="P4"><text:tab/><text:tab/>return $this-&gt;stream-&gt;isLocal();</text:p>
      <text:p text:style-name="P4"><text:tab/>}</text:p>
      <text:p text:style-name="P4"/>
      <text:p text:style-name="P4"><text:tab/>/**</text:p>
      <text:p text:style-name="P4"><text:tab/> * isLockable</text:p>
      <text:p text:style-name="P4"><text:tab/> *</text:p>
      <text:p text:style-name="P4"><text:tab/> * Returns true if stream can be locked using flock(), false if not</text:p>
      <text:p text:style-name="P4"><text:tab/> * <text:span text:style-name="T4">@return</text:span> boolean $lockable = true if can be locked, false if not</text:p>
      <text:p text:style-name="P4"><text:tab/> */</text:p>
      <text:p text:style-name="P4"><text:tab/>public function isLockable()</text:p>
      <text:p text:style-name="P4"><text:tab/>{</text:p>
      <text:p text:style-name="P4"><text:tab/><text:tab/>return $this-&gt;stream-&gt;isLockable();</text:p>
      <text:p text:style-name="P4"><text:tab/>}</text:p>
      <text:p text:style-name="P4"/>
      <text:p text:style-name="P4"/>
      <text:p text:style-name="P18"><text:tab/>/**</text:p>
      <text:p text:style-name="P4"><text:tab/> * setTimeout</text:p>
      <text:p text:style-name="P4"><text:tab/> *</text:p>
      <text:p text:style-name="P4"><text:tab/> * set the timeout for this stream in seconds and microseconds</text:p>
      <text:p text:style-name="P4"><text:tab/> * <text:span text:style-name="T4">@param</text:span> int $seconds = number of seconds until timeout</text:p>
      <text:p text:style-name="P4"><text:tab/> * <text:span text:style-name="T4">@param</text:span> int $microseconds = (optional) number of microseconds, defaults to 0</text:p>
      <text:p text:style-name="P4"><text:tab/> * <text:span text:style-name="T4">@return</text:span> boolean $set = true if successful, false if not</text:p>
      <text:p text:style-name="P4"><text:tab/> * <text:span text:style-name="T4">@throws</text:span> Library\Stream\Exception</text:p>
      <text:p text:style-name="P4"><text:tab/> */</text:p>
      <text:p text:style-name="P4"><text:tab/>public function setTimeout($seconds, $microseconds=0)</text:p>
      <text:p text:style-name="P4"><text:tab/>{</text:p>
      <text:p text:style-name="P4"><text:tab/><text:tab/>return $this-&gt;stream-&gt;setTimeout($seconds, $microseconds);</text:p>
      <text:p text:style-name="P4"><text:tab/>}</text:p>
      <text:p text:style-name="P4"/>
      <text:p text:style-name="P4"><text:tab/>/**</text:p>
      <text:p text:style-name="P4"><text:tab/> * createContext</text:p>
      <text:p text:style-name="P4"><text:tab/> *</text:p>
      <text:p text:style-name="P4"><text:tab/> * Get a stream context for the supplied options</text:p>
      <text:p text:style-name="P4"><text:tab/> * <text:span text:style-name="T4">@param</text:span> array $options = an associative array of associative arrays</text:p>
      <text:p text:style-name="P17"><text:tab/> * <text:span text:style-name="T4">@param</text:span> array $parameters = (optional) associative array of parameter names </text:p>
      <text:p text:style-name="P17"><text:tab/> *<text:tab/><text:tab/><text:tab/><text:tab/><text:tab/><text:tab/><text:tab/>and their values.</text:p>
      <text:p text:style-name="P4"><text:tab/> * <text:span text:style-name="T4">@return</text:span> resource $context</text:p>
      <text:p text:style-name="P4"><text:tab/> */</text:p>
      <text:p text:style-name="P4"><text:tab/>public function createContext($options, $parameters=null)</text:p>
      <text:p text:style-name="P4"><text:tab/>{</text:p>
      <text:p text:style-name="P4"><text:tab/><text:tab/>return $this-&gt;stream-&gt;createContext($options, $parameters);</text:p>
      <text:p text:style-name="P4"><text:tab/>}</text:p>
      <text:p text:style-name="P4"/>
      <text:p text:style-name="P4"><text:tab/>/**</text:p>
      <text:p text:style-name="P4"><text:tab/> * buffer</text:p>
      <text:p text:style-name="P4"><text:tab/> *</text:p>
      <text:p text:style-name="P4"><text:tab/> * Get a copy of the input buffer</text:p>
      <text:p text:style-name="P4"><text:tab/> * <text:span text:style-name="T4">@return</text:span> string $buffer = content buffer, or empty</text:p>
      <text:p text:style-name="P4"><text:tab/> */</text:p>
      <text:p text:style-name="P4"><text:tab/>public function buffer($buffer)</text:p>
      <text:p text:style-name="P4"><text:tab/>{</text:p>
      <text:p text:style-name="P4"><text:tab/><text:tab/>return $this-&gt;stream-&gt;buffer($buffer);</text:p>
      <text:p text:style-name="P4"><text:tab/>}</text:p>
      <text:p text:style-name="P4"/>
      <text:p text:style-name="P4"><text:tab/>/**</text:p>
      <text:p text:style-name="P4"><text:tab/> * header</text:p>
      <text:p text:style-name="P4"><text:tab/> *</text:p>
      <text:p text:style-name="P4"><text:tab/> * Get a copy of the header buffer</text:p>
      <text:p text:style-name="P4"><text:tab/> * <text:span text:style-name="T4">@return</text:span> string $header = header, or empty if no header</text:p>
      <text:p text:style-name="P4"><text:tab/> */</text:p>
      <text:p text:style-name="P4"><text:tab/>public function header()</text:p>
      <text:p text:style-name="P4"><text:tab/>{</text:p>
      <text:p text:style-name="P4"><text:tab/><text:tab/>return $this-&gt;stream-&gt;header();</text:p>
      <text:p text:style-name="P4"><text:tab/>}</text:p>
      <text:p text:style-name="P4"/>
      <text:p text:style-name="P4"/>
      <text:p text:style-name="P18"><text:tab/>/**</text:p>
      <text:p text:style-name="P4"><text:tab/> * fgetc</text:p>
      <text:p text:style-name="P4"><text:tab/> *</text:p>
      <text:p text:style-name="P4"><text:tab/> * get the next character from the file</text:p>
      <text:p text:style-name="P4"><text:tab/> * <text:span text:style-name="T4">@return</text:span> string $character</text:p>
      <text:p text:style-name="P4"><text:tab/> * <text:span text:style-name="T4">@throws</text:span> \Library\FileIO\Exception</text:p>
      <text:p text:style-name="P4"><text:tab/> */</text:p>
      <text:p text:style-name="P4"><text:tab/>public function fgetc()</text:p>
      <text:p text:style-name="P4"><text:tab/>{</text:p>
      <text:p text:style-name="P4"><text:tab/><text:tab/>return $this-&gt;stream-&gt;fgetc();</text:p>
      <text:p text:style-name="P4"><text:tab/>}</text:p>
      <text:p text:style-name="P4"/>
      <text:p text:style-name="P4"><text:tab/>/**</text:p>
      <text:p text:style-name="P4"><text:tab/> * fgets</text:p>
      <text:p text:style-name="P4"><text:tab/> *</text:p>
      <text:p text:style-name="P4"><text:tab/> * get the next line from the file</text:p>
      <text:p text:style-name="P4"><text:tab/> * <text:span text:style-name="T4">@return</text:span> string $buffer</text:p>
      <text:p text:style-name="P4"><text:tab/> */</text:p>
      <text:p text:style-name="P4"><text:tab/>public function fgets()</text:p>
      <text:p text:style-name="P4"><text:tab/>{</text:p>
      <text:p text:style-name="P4"><text:tab/><text:tab/>return $this-&gt;stream-&gt;fgets();</text:p>
      <text:p text:style-name="P4"><text:tab/>}</text:p>
      <text:p text:style-name="P4"/>
      <text:p text:style-name="P4"><text:tab/>/**</text:p>
      <text:p text:style-name="P4"><text:tab/> * fgetss</text:p>
      <text:p text:style-name="P4"><text:tab/> *</text:p>
      <text:p text:style-name="P4"><text:tab/> * get the next line from the file</text:p>
      <text:p text:style-name="P4"><text:tab/> * <text:span text:style-name="T4">@param</text:span> string $allowable = (optional) list of allowable tags (won't be stripped)</text:p>
      <text:p text:style-name="P4"><text:tab/> * <text:span text:style-name="T4">@return</text:span> string $buffer</text:p>
      <text:p text:style-name="P4"><text:tab/> * <text:span text:style-name="T4">@throws</text:span> \Library\FileIO\Exception</text:p>
      <text:p text:style-name="P4"><text:tab/> */</text:p>
      <text:p text:style-name="P4"><text:tab/>public function fgetss($allowable=null)</text:p>
      <text:p text:style-name="P4"><text:tab/>{</text:p>
      <text:p text:style-name="P4"><text:tab/><text:tab/>return $this-&gt;stream-&gt;fgetss($allowable);</text:p>
      <text:p text:style-name="P4"><text:tab/>}</text:p>
      <text:p text:style-name="P4"/>
      <text:p text:style-name="P4"><text:tab/>/**</text:p>
      <text:p text:style-name="P4"><text:tab/> * fgetcsv</text:p>
      <text:p text:style-name="P4"><text:tab/> *</text:p>
      <text:p text:style-name="P17"><text:tab/> * get the next line from the csv file as an indexed array of fields (index) </text:p>
      <text:p text:style-name="P17"><text:tab/> *<text:tab/>and values</text:p>
      <text:p text:style-name="P4"><text:tab/> * <text:span text:style-name="T4">@return</text:span> array $buffer</text:p>
      <text:p text:style-name="P4"><text:tab/> * <text:span text:style-name="T4">@throws</text:span> \Library\FileIO\Exception</text:p>
      <text:p text:style-name="P4"><text:tab/> */</text:p>
      <text:p text:style-name="P4"><text:tab/>public function fgetcsv()</text:p>
      <text:p text:style-name="P4"><text:tab/>{</text:p>
      <text:p text:style-name="P4"><text:tab/><text:tab/>return $this-&gt;stream-&gt;fgetcsv();</text:p>
      <text:p text:style-name="P4"><text:tab/>}</text:p>
      <text:p text:style-name="P4"/>
      <text:p text:style-name="P4"/>
      <text:p text:style-name="P18"><text:tab/>/**</text:p>
      <text:p text:style-name="P4"><text:tab/> * fscanf</text:p>
      <text:p text:style-name="P4"><text:tab/> *</text:p>
      <text:p text:style-name="P4"><text:tab/> * Returns the next input line from the file stream parsed according to a format.</text:p>
      <text:p text:style-name="P4"><text:tab/> * <text:span text:style-name="T4">@param</text:span> string $format = The specified format</text:p>
      <text:p text:style-name="P17"><text:tab/> * <text:span text:style-name="T4">@param</text:span> mixed $variables = (optional) list of variables passed by reference </text:p>
      <text:p text:style-name="P17"><text:tab/> *<text:tab/><text:tab/><text:tab/><text:tab/><text:tab/>to receive the parsed values</text:p>
      <text:p text:style-name="P17"><text:tab/> * <text:span text:style-name="T4">@return</text:span> array|integer $parsed = array of parsed fields if $variables is not</text:p>
      <text:p text:style-name="P17"><text:tab/> *<text:tab/><text:tab/><text:tab/><text:tab/><text:tab/>provided, else the number of variables assigned</text:p>
      <text:p text:style-name="P4"><text:tab/> * <text:span text:style-name="T4">@throws</text:span> \Library\FileIO\Exception</text:p>
      <text:p text:style-name="P4"><text:tab/> */</text:p>
      <text:p text:style-name="P4"><text:tab/>public function fscanf($format)</text:p>
      <text:p text:style-name="P4"><text:tab/>{</text:p>
      <text:p text:style-name="P4"><text:tab/><text:tab/>if (func_num_args() == 1)</text:p>
      <text:p text:style-name="P4"><text:tab/><text:tab/>{</text:p>
      <text:p text:style-name="P4"><text:tab/><text:tab/><text:tab/>return $this-&gt;stream-&gt;fscanf($format);</text:p>
      <text:p text:style-name="P4"><text:tab/><text:tab/>}</text:p>
      <text:p text:style-name="P4"/>
      <text:p text:style-name="P4"><text:tab/><text:tab/>$arguments = func_get_args();</text:p>
      <text:p text:style-name="P4"><text:tab/><text:tab/>array_shift($arguments);</text:p>
      <text:p text:style-name="P4"/>
      <text:p text:style-name="P4"><text:tab/><text:tab/>$variables = array();</text:p>
      <text:p text:style-name="P4"><text:tab/><text:tab/>foreach($arguments as $argument)</text:p>
      <text:p text:style-name="P4"><text:tab/><text:tab/>{</text:p>
      <text:p text:style-name="P4"><text:tab/><text:tab/><text:tab/>$variables[] = &amp;$argument;</text:p>
      <text:p text:style-name="P4"><text:tab/><text:tab/>}</text:p>
      <text:p text:style-name="P4"/>
      <text:p text:style-name="P4"><text:tab/><text:tab/>$method = new \ReflectionMethod($this-&gt;stream, 'fscanf');</text:p>
      <text:p text:style-name="P4"/>
      <text:p text:style-name="P4"><text:tab/><text:tab/>return $method-&gt;invokeArgs($this-&gt;stream, $arguments);</text:p>
      <text:p text:style-name="P4"><text:tab/>}</text:p>
      <text:p text:style-name="P4"/>
      <text:p text:style-name="P4"><text:tab/>/**</text:p>
      <text:p text:style-name="P4"><text:tab/> * fputcsv</text:p>
      <text:p text:style-name="P4"><text:tab/> *</text:p>
      <text:p text:style-name="P4"><text:tab/> * Format line as CSV and write to file pointer</text:p>
      <text:p text:style-name="P4"><text:tab/> * <text:span text:style-name="T4">@param</text:span> array $fields = array of field name/value pairs to store</text:p>
      <text:p text:style-name="P4"><text:tab/> * <text:span text:style-name="T4">@param</text:span> string $delimiter = (optional) csv delimiter, default = null</text:p>
      <text:p text:style-name="P4"><text:tab/> * <text:span text:style-name="T4">@param</text:span> string $enclosure = (optional) csv enclosure, default = null</text:p>
      <text:p text:style-name="P17"><text:tab/> * <text:span text:style-name="T4">@return</text:span> integer|boolean $result = the length of the written string or </text:p>
      <text:p text:style-name="P17"><text:tab/> *<text:tab/><text:tab/><text:tab/><text:tab/><text:tab/><text:tab/>FALSE on failure.</text:p>
      <text:p text:style-name="P4"><text:tab/> */</text:p>
      <text:p text:style-name="P4"><text:tab/>public function fputcsv($fields, $delimiter=null, $enclosure=null)</text:p>
      <text:p text:style-name="P4"><text:tab/>{</text:p>
      <text:p text:style-name="P4"><text:tab/><text:tab/>return $this-&gt;stream-&gt;fputcsv($fields, $delimiter, $enclosure);</text:p>
      <text:p text:style-name="P4"><text:tab/>}</text:p>
      <text:p text:style-name="P4"/>
      <text:p text:style-name="P4"><text:tab/>/**</text:p>
      <text:p text:style-name="P4"><text:tab/> * fwrite</text:p>
      <text:p text:style-name="P4"><text:tab/> *</text:p>
      <text:p text:style-name="P4"><text:tab/> * Write the buffer to the file stream</text:p>
      <text:p text:style-name="P4"><text:tab/> * <text:span text:style-name="T4">@param</text:span> string $buffer = buffer to write</text:p>
      <text:p text:style-name="P17"><text:tab/> * <text:span text:style-name="T4">@param</text:span> integer $length = (optional) length to write, null to write </text:p>
      <text:p text:style-name="P17"><text:tab/> *<text:tab/><text:tab/><text:tab/><text:tab/><text:tab/><text:tab/>the complete buffer</text:p>
      <text:p text:style-name="P4"><text:tab/> * <text:span text:style-name="T4">@return</text:span> integer $bytes|null = bytes written, null on error</text:p>
      <text:p text:style-name="P4"><text:tab/> */</text:p>
      <text:p text:style-name="P4"><text:tab/>public function fwrite($buffer, $length=null)</text:p>
      <text:p text:style-name="P4"><text:tab/>{</text:p>
      <text:p text:style-name="P4"><text:tab/><text:tab/>return $this-&gt;stream-&gt;fwrite($buffer, $length);</text:p>
      <text:p text:style-name="P4"><text:tab/>}</text:p>
      <text:p text:style-name="P4"/>
      <text:p text:style-name="P4"><text:soft-page-break/><text:tab/>/**</text:p>
      <text:p text:style-name="P4"><text:tab/> * fseek</text:p>
      <text:p text:style-name="P4"><text:tab/> *</text:p>
      <text:p text:style-name="P4"><text:tab/> * Seek to the requested record</text:p>
      <text:p text:style-name="P4"><text:tab/> * <text:span text:style-name="T4">@param</text:span> integer $position = final position relative to $whence</text:p>
      <text:p text:style-name="P4"><text:tab/> * <text:span text:style-name="T4">@param</text:span> integer $whence = SEEK_SET, SEEK_CUR or SEEK_END</text:p>
      <text:p text:style-name="P4"><text:tab/> * <text:span text:style-name="T4">@return</text:span> integer $result = 0 if successful, -1 if failed</text:p>
      <text:p text:style-name="P4"><text:tab/> */</text:p>
      <text:p text:style-name="P4"><text:tab/>public function fseek($position, $whence='SEEK_SET')</text:p>
      <text:p text:style-name="P4"><text:tab/>{</text:p>
      <text:p text:style-name="P4"><text:tab/><text:tab/>return $this-&gt;stream-&gt;fseek($position, $whence);</text:p>
      <text:p text:style-name="P4"><text:tab/>}</text:p>
      <text:p text:style-name="P4"/>
      <text:p text:style-name="P4"><text:tab/>/**</text:p>
      <text:p text:style-name="P4"><text:tab/> * fflush</text:p>
      <text:p text:style-name="P4"><text:tab/> *</text:p>
      <text:p text:style-name="P4"><text:tab/> * Flush all buffered output to the output buffer</text:p>
      <text:p text:style-name="P4"><text:tab/> * <text:span text:style-name="T4">@return</text:span> boolean $result = true successful, otherwise false</text:p>
      <text:p text:style-name="P4"><text:tab/> */</text:p>
      <text:p text:style-name="P4"><text:tab/>public function fflush()</text:p>
      <text:p text:style-name="P4"><text:tab/>{</text:p>
      <text:p text:style-name="P4"><text:tab/><text:tab/>return $this-&gt;stream-&gt;fflush();</text:p>
      <text:p text:style-name="P4"><text:tab/>}</text:p>
      <text:p text:style-name="P4"/>
      <text:p text:style-name="P4"><text:tab/>/**</text:p>
      <text:p text:style-name="P4"><text:tab/> * ftruncate</text:p>
      <text:p text:style-name="P4"><text:tab/> *</text:p>
      <text:p text:style-name="P4"><text:tab/> * Returns the position of the file pointer</text:p>
      <text:p text:style-name="P4"><text:tab/> * <text:span text:style-name="T4">@return</text:span> integer $position</text:p>
      <text:p text:style-name="P4"><text:tab/> */</text:p>
      <text:p text:style-name="P4"><text:tab/>public function ftruncate($size)</text:p>
      <text:p text:style-name="P4"><text:tab/>{</text:p>
      <text:p text:style-name="P4"><text:tab/><text:tab/>return $this-&gt;stream-&gt;ftruncate($size);</text:p>
      <text:p text:style-name="P4"><text:tab/>}</text:p>
      <text:p text:style-name="P4"/>
      <text:p text:style-name="P4"><text:tab/>/**</text:p>
      <text:p text:style-name="P4"><text:tab/> * flock</text:p>
      <text:p text:style-name="P4"><text:tab/> *</text:p>
      <text:p text:style-name="P4"><text:tab/> * Attempt to lock the file</text:p>
      <text:p text:style-name="P17"><text:tab/> * <text:span text:style-name="T4">@param</text:span> integer $operation = lock operation (LOCK_SH, LOCK_EX, LOCK_UN, </text:p>
      <text:p text:style-name="P17"><text:tab/> *<text:tab/><text:tab/><text:tab/><text:tab/><text:tab/>or LOCK_NB)</text:p>
      <text:p text:style-name="P17"><text:tab/> * <text:span text:style-name="T4">@param</text:span> integer $wouldBlock = (optional) true if <text:s/>the lock would block</text:p>
      <text:p text:style-name="P17"><text:tab/> * <text:tab/><text:tab/><text:tab/><text:tab/><text:tab/>(EWOULDBLOCK errno condition), default = false</text:p>
      <text:p text:style-name="P4"><text:tab/> * <text:span text:style-name="T4">@return</text:span> boolean $result = true successful, otherwise false</text:p>
      <text:p text:style-name="P4"><text:tab/> */</text:p>
      <text:p text:style-name="P4"><text:tab/>public function flock($operation, $wouldBlock=false)</text:p>
      <text:p text:style-name="P4"><text:tab/>{</text:p>
      <text:p text:style-name="P4"><text:tab/><text:tab/>return $this-&gt;stream-&gt;flock($operation, $wouldBlock);</text:p>
      <text:p text:style-name="P4"><text:tab/>}</text:p>
      <text:p text:style-name="P4"/>
      <text:p text:style-name="P4"/>
      <text:p text:style-name="P18"><text:tab/>/**</text:p>
      <text:p text:style-name="P4"><text:tab/> * fstat</text:p>
      <text:p text:style-name="P4"><text:tab/> *</text:p>
      <text:p text:style-name="P4"><text:tab/> * Gets information about the file</text:p>
      <text:p text:style-name="P4"><text:tab/> * <text:span text:style-name="T4">@return</text:span> array $stat = array with the statistics of the file</text:p>
      <text:p text:style-name="P4"><text:tab/> */</text:p>
      <text:p text:style-name="P4"><text:tab/>public function fstat()</text:p>
      <text:p text:style-name="P4"><text:tab/>{</text:p>
      <text:p text:style-name="P4"><text:tab/><text:tab/>return $this-&gt;stream-&gt;fstat();</text:p>
      <text:p text:style-name="P4"><text:tab/>}</text:p>
      <text:p text:style-name="P4"/>
      <text:p text:style-name="P4"><text:tab/>/**</text:p>
      <text:p text:style-name="P4"><text:tab/> * ftell</text:p>
      <text:p text:style-name="P4"><text:tab/> *</text:p>
      <text:p text:style-name="P4"><text:tab/> * Returns the position of the file pointer</text:p>
      <text:p text:style-name="P4"><text:tab/> * <text:span text:style-name="T4">@return</text:span> integer $position</text:p>
      <text:p text:style-name="P4"><text:tab/> */</text:p>
      <text:p text:style-name="P4"><text:tab/>public function ftell()</text:p>
      <text:p text:style-name="P4"><text:tab/>{</text:p>
      <text:p text:style-name="P4"><text:tab/><text:tab/>return $this-&gt;stream-&gt;ftell();</text:p>
      <text:p text:style-name="P4"><text:tab/>}</text:p>
      <text:p text:style-name="P4"/>
      <text:p text:style-name="P4"><text:tab/>/**</text:p>
      <text:p text:style-name="P4"><text:tab/> * fpassthru</text:p>
      <text:p text:style-name="P4"><text:tab/> *</text:p>
      <text:p text:style-name="P17"><text:tab/> * Reads to EOF on the given file pointer from the current position and </text:p>
      <text:p text:style-name="P17"><text:tab/> * <text:tab/> <text:s text:c="2"/>writes the results to the output buffer</text:p>
      <text:p text:style-name="P17"><text:tab/> * <text:span text:style-name="T4">@return</text:span> integer $bytes = number of bytes passed thru to the output buffer, </text:p>
      <text:p text:style-name="P17"><text:tab/> * <text:s text:c="25"/>false on error</text:p>
      <text:p text:style-name="P4"><text:tab/> */</text:p>
      <text:p text:style-name="P4"><text:tab/>public function fpassthru()</text:p>
      <text:p text:style-name="P4"><text:tab/>{</text:p>
      <text:p text:style-name="P4"><text:tab/><text:tab/>return $this-&gt;stream-&gt;fpassthru();</text:p>
      <text:p text:style-name="P4"><text:tab/>}</text:p>
      <text:p text:style-name="P4"/>
      <text:p text:style-name="P4"><text:tab/>/**</text:p>
      <text:p text:style-name="P4"><text:tab/> * eof</text:p>
      <text:p text:style-name="P4"><text:tab/> *</text:p>
      <text:p text:style-name="P4"><text:tab/> * Return EOF status for the file</text:p>
      <text:p text:style-name="P17"><text:tab/> * <text:span text:style-name="T4">@return</text:span> boolean $eof = true if the file is at (or beyond) eof or </text:p>
      <text:p text:style-name="P17"><text:tab/> *<text:tab/><text:tab/><text:tab/><text:tab/>an error occurred, otherwise false</text:p>
      <text:p text:style-name="P4"><text:tab/> */</text:p>
      <text:p text:style-name="P4"><text:tab/>public function eof()</text:p>
      <text:p text:style-name="P4"><text:tab/>{</text:p>
      <text:p text:style-name="P4"><text:tab/><text:tab/>return $this-&gt;stream-&gt;eof();</text:p>
      <text:p text:style-name="P4"><text:tab/>}</text:p>
      <text:p text:style-name="P4"/>
      <text:p text:style-name="P4"><text:tab/>/**</text:p>
      <text:p text:style-name="P4"><text:tab/> * getFlags</text:p>
      <text:p text:style-name="P4"><text:tab/> *</text:p>
      <text:p text:style-name="P4"><text:tab/> * Get current flag settings</text:p>
      <text:p text:style-name="P4"><text:tab/> * <text:span text:style-name="T4">@return</text:span> integer $flags</text:p>
      <text:p text:style-name="P4"><text:tab/> */</text:p>
      <text:p text:style-name="P4"><text:tab/>public function getFlags()</text:p>
      <text:p text:style-name="P4"><text:tab/>{</text:p>
      <text:p text:style-name="P4"><text:tab/><text:tab/>return $this-&gt;stream-&gt;getFlags();</text:p>
      <text:p text:style-name="P4"><text:tab/>}</text:p>
      <text:p text:style-name="P4"/>
      <text:p text:style-name="P4"/>
      <text:p text:style-name="P18"><text:tab/>/**</text:p>
      <text:p text:style-name="P4"><text:tab/> * setFlags</text:p>
      <text:p text:style-name="P4"><text:tab/> *</text:p>
      <text:p text:style-name="P4"><text:tab/> * Set current flag settings</text:p>
      <text:p text:style-name="P4"><text:tab/> * <text:span text:style-name="T4">@param</text:span> integer $flags</text:p>
      <text:p text:style-name="P4"><text:tab/> */</text:p>
      <text:p text:style-name="P4"><text:tab/>public function setFlags($flags)</text:p>
      <text:p text:style-name="P4"><text:tab/>{</text:p>
      <text:p text:style-name="P4"><text:tab/><text:tab/>return $this-&gt;stream-&gt;setFlags($flags);</text:p>
      <text:p text:style-name="P4"><text:tab/>}</text:p>
      <text:p text:style-name="P4"/>
      <text:p text:style-name="P4"><text:tab/>/**</text:p>
      <text:p text:style-name="P4"><text:tab/> * getCsvControl</text:p>
      <text:p text:style-name="P4"><text:tab/> *</text:p>
      <text:p text:style-name="P4"><text:tab/> * get the csv control flags</text:p>
      <text:p text:style-name="P4"><text:tab/> * <text:span text:style-name="T4">@return</text:span> array $csvControl, index 0 = delimiter, index 1 = enclosure</text:p>
      <text:p text:style-name="P4"><text:tab/> */</text:p>
      <text:p text:style-name="P4"><text:tab/>public function getCsvControl()</text:p>
      <text:p text:style-name="P4"><text:tab/>{</text:p>
      <text:p text:style-name="P4"><text:tab/><text:tab/>return $this-&gt;stream-&gt;getCsvControl();</text:p>
      <text:p text:style-name="P4"><text:tab/>}</text:p>
      <text:p text:style-name="P4"/>
      <text:p text:style-name="P4"><text:tab/>/**</text:p>
      <text:p text:style-name="P4"><text:tab/> * setCsvControl</text:p>
      <text:p text:style-name="P4"><text:tab/> *</text:p>
      <text:p text:style-name="P4"><text:tab/> * Set the csv control flags</text:p>
      <text:p text:style-name="P4"><text:tab/> * <text:span text:style-name="T4">@param</text:span> string $delimiter = (optional) delimiter, default = ','</text:p>
      <text:p text:style-name="P4"><text:tab/> * <text:span text:style-name="T4">@param</text:span> string $enclosure = (optional) enclosure, default = '"'</text:p>
      <text:p text:style-name="P4"><text:tab/> * <text:span text:style-name="T4">@param</text:span> string $escape <text:s text:c="3"/>= (optional) escape, default = "\\"</text:p>
      <text:p text:style-name="P4"><text:tab/> */</text:p>
      <text:p text:style-name="P4"><text:tab/>public function setCsvControl($delimiter=',', $enclosure='"', $escape="\\")</text:p>
      <text:p text:style-name="P4"><text:tab/>{</text:p>
      <text:p text:style-name="P4"><text:tab/><text:tab/>return $this-&gt;stream-&gt;setCsvControl($delimiter, $enclosure, $escape);</text:p>
      <text:p text:style-name="P4"><text:tab/>}</text:p>
      <text:p text:style-name="P4"/>
      <text:p text:style-name="P4"><text:tab/>/**</text:p>
      <text:p text:style-name="P4"><text:tab/> * getCurrentLine</text:p>
      <text:p text:style-name="P4"><text:tab/> *</text:p>
      <text:p text:style-name="P4"><text:tab/> * get the next line from the file</text:p>
      <text:p text:style-name="P4"><text:tab/> * <text:span text:style-name="T4">@return</text:span> string $buffer</text:p>
      <text:p text:style-name="P4"><text:tab/> */</text:p>
      <text:p text:style-name="P4"><text:tab/>public function getCurrentLine()</text:p>
      <text:p text:style-name="P4"><text:tab/>{</text:p>
      <text:p text:style-name="P4"><text:tab/><text:tab/>return $this-&gt;stream-&gt;getCurrentLine();</text:p>
      <text:p text:style-name="P4"><text:tab/>}</text:p>
      <text:p text:style-name="P4"/>
      <text:p text:style-name="P4"><text:tab/>/**</text:p>
      <text:p text:style-name="P4"><text:tab/> * getMaxLineLen</text:p>
      <text:p text:style-name="P4"><text:tab/> *</text:p>
      <text:p text:style-name="P4"><text:tab/> * Get maximum line length</text:p>
      <text:p text:style-name="P4"><text:tab/> * <text:span text:style-name="T4">@return</text:span> integer $length</text:p>
      <text:p text:style-name="P4"><text:tab/> */</text:p>
      <text:p text:style-name="P4"><text:tab/>public function getMaxLineLen()</text:p>
      <text:p text:style-name="P4"><text:tab/>{</text:p>
      <text:p text:style-name="P4"><text:tab/><text:tab/>return $this-&gt;stream-&gt;getMaxLineLen();</text:p>
      <text:p text:style-name="P4"><text:tab/>}</text:p>
      <text:p text:style-name="P4"/>
      <text:p text:style-name="P4"/>
      <text:p text:style-name="P18"><text:tab/>/**</text:p>
      <text:p text:style-name="P4"><text:tab/> * setMaxLineLen</text:p>
      <text:p text:style-name="P4"><text:tab/> *</text:p>
      <text:p text:style-name="P4"><text:tab/> * Set the maximum line length, 0 to be unlimited</text:p>
      <text:p text:style-name="P4"><text:tab/> * <text:span text:style-name="T4">@param</text:span> integer $length</text:p>
      <text:p text:style-name="P4"><text:tab/> */</text:p>
      <text:p text:style-name="P4"><text:tab/>public function setMaxLineLen($length)</text:p>
      <text:p text:style-name="P4"><text:tab/>{</text:p>
      <text:p text:style-name="P4"><text:tab/><text:tab/>return $this-&gt;stream-&gt;setMaxLineLen($length);</text:p>
      <text:p text:style-name="P4"><text:tab/>}</text:p>
      <text:p text:style-name="P4"/>
      <text:p text:style-name="P4"><text:tab/>/**</text:p>
      <text:p text:style-name="P4"><text:tab/> * current</text:p>
      <text:p text:style-name="P4"><text:tab/> *</text:p>
      <text:p text:style-name="P4"><text:tab/> * <text:s/>Retrieve current line of file</text:p>
      <text:p text:style-name="P4"><text:tab/> * <text:s/><text:span text:style-name="T4">@return</text:span> string|array $buffer</text:p>
      <text:p text:style-name="P4"><text:tab/> */</text:p>
      <text:p text:style-name="P4"><text:tab/>public function current()</text:p>
      <text:p text:style-name="P4"><text:tab/>{</text:p>
      <text:p text:style-name="P4"><text:tab/><text:tab/>return $this-&gt;stream-&gt;current();</text:p>
      <text:p text:style-name="P4"><text:tab/>}</text:p>
      <text:p text:style-name="P4"/>
      <text:p text:style-name="P4"><text:tab/>/**</text:p>
      <text:p text:style-name="P4"><text:tab/> * key</text:p>
      <text:p text:style-name="P4"><text:tab/> *</text:p>
      <text:p text:style-name="P4"><text:tab/> * retrieve the current file line number</text:p>
      <text:p text:style-name="P4"><text:tab/> * <text:span text:style-name="T4">@return</text:span> integer $lineNumber</text:p>
      <text:p text:style-name="P4"><text:tab/> */</text:p>
      <text:p text:style-name="P4"><text:tab/>public function key()</text:p>
      <text:p text:style-name="P4"><text:tab/>{</text:p>
      <text:p text:style-name="P4"><text:tab/><text:tab/>return $this-&gt;stream-&gt;key();</text:p>
      <text:p text:style-name="P4"><text:tab/>}</text:p>
      <text:p text:style-name="P4"/>
      <text:p text:style-name="P4"><text:tab/>/**</text:p>
      <text:p text:style-name="P4"><text:tab/> * next</text:p>
      <text:p text:style-name="P4"><text:tab/> *</text:p>
      <text:p text:style-name="P4"><text:tab/> * retrieve the next line</text:p>
      <text:p text:style-name="P4"><text:tab/> */</text:p>
      <text:p text:style-name="P4"><text:tab/>public function next()</text:p>
      <text:p text:style-name="P4"><text:tab/>{</text:p>
      <text:p text:style-name="P4"><text:tab/><text:tab/>return $this-&gt;stream-&gt;next();</text:p>
      <text:p text:style-name="P4"><text:tab/>}</text:p>
      <text:p text:style-name="P4"/>
      <text:p text:style-name="P4"><text:tab/>/**</text:p>
      <text:p text:style-name="P4"><text:tab/> * rewind</text:p>
      <text:p text:style-name="P4"><text:tab/> *</text:p>
      <text:p text:style-name="P4"><text:tab/> * rewind to the first line of the file</text:p>
      <text:p text:style-name="P4"><text:tab/> */</text:p>
      <text:p text:style-name="P4"><text:tab/>public function rewind()</text:p>
      <text:p text:style-name="P4"><text:tab/>{</text:p>
      <text:p text:style-name="P4"><text:tab/><text:tab/>return $this-&gt;stream-&gt;rewind();</text:p>
      <text:p text:style-name="P4"><text:tab/>}</text:p>
      <text:p text:style-name="P4"/>
      <text:p text:style-name="P4"/>
      <text:p text:style-name="P18"><text:tab/>/**</text:p>
      <text:p text:style-name="P4"><text:tab/> * valid</text:p>
      <text:p text:style-name="P4"><text:tab/> *</text:p>
      <text:p text:style-name="P4"><text:tab/> * returns true if file is not at eof, otherwise returns false</text:p>
      <text:p text:style-name="P4"><text:tab/> * <text:span text:style-name="T4">@return</text:span> boolean $valid = false if file is at eof, otherwise true</text:p>
      <text:p text:style-name="P4"><text:tab/> */</text:p>
      <text:p text:style-name="P4"><text:tab/>public function valid()</text:p>
      <text:p text:style-name="P4"><text:tab/>{</text:p>
      <text:p text:style-name="P4"><text:tab/><text:tab/>return $this-&gt;stream-&gt;valid();</text:p>
      <text:p text:style-name="P4"><text:tab/>}</text:p>
      <text:p text:style-name="P4"/>
      <text:p text:style-name="P4"><text:tab/>/**</text:p>
      <text:p text:style-name="P4"><text:tab/> * seek</text:p>
      <text:p text:style-name="P4"><text:tab/> *</text:p>
      <text:p text:style-name="P4"><text:tab/> * Seek to the requested line</text:p>
      <text:p text:style-name="P4"><text:tab/> * <text:span text:style-name="T4">@param</text:span> integer $linePos = line to seek to</text:p>
      <text:p text:style-name="P4"><text:tab/> * <text:span text:style-name="T4">@throws</text:span> \Library\FileIO\Exception</text:p>
      <text:p text:style-name="P4"><text:tab/> */</text:p>
      <text:p text:style-name="P4"><text:tab/>public function seek($linePos)</text:p>
      <text:p text:style-name="P4"><text:tab/>{</text:p>
      <text:p text:style-name="P4"><text:tab/><text:tab/>return $this-&gt;stream-&gt;seek($linePos);</text:p>
      <text:p text:style-name="P4"><text:tab/>}</text:p>
      <text:p text:style-name="P4"/>
      <text:p text:style-name="P4"><text:tab/>/**</text:p>
      <text:p text:style-name="P4"><text:tab/> * hasChildren</text:p>
      <text:p text:style-name="P4"><text:tab/> *</text:p>
      <text:p text:style-name="P4"><text:tab/> * Returns true if has children, false if not</text:p>
      <text:p text:style-name="P4"><text:tab/> * <text:span text:style-name="T4">@return</text:span> boolean $has = true if has children, false if not</text:p>
      <text:p text:style-name="P4"><text:tab/> */</text:p>
      <text:p text:style-name="P4"><text:tab/>public function hasChildren()</text:p>
      <text:p text:style-name="P4"><text:tab/>{</text:p>
      <text:p text:style-name="P4"><text:tab/><text:tab/>return $this-&gt;stream-&gt;hasChildren();</text:p>
      <text:p text:style-name="P4"><text:tab/>}</text:p>
      <text:p text:style-name="P4"/>
      <text:p text:style-name="P4"><text:tab/>/**</text:p>
      <text:p text:style-name="P4"><text:tab/> * getChildren</text:p>
      <text:p text:style-name="P4"><text:tab/> *</text:p>
      <text:p text:style-name="P4"><text:tab/> * Returns null, because has no children</text:p>
      <text:p text:style-name="P4"><text:tab/> * <text:span text:style-name="T4">@return</text:span> void</text:p>
      <text:p text:style-name="P4"><text:tab/> */</text:p>
      <text:p text:style-name="P4"><text:tab/>public function getChildren()</text:p>
      <text:p text:style-name="P4"><text:tab/>{</text:p>
      <text:p text:style-name="P4"><text:tab/><text:tab/>return $this-&gt;stream-&gt;getChildren();</text:p>
      <text:p text:style-name="P4"><text:tab/>}</text:p>
      <text:p text:style-name="P4"/>
      <text:p text:style-name="P4"><text:tab/>/**</text:p>
      <text:p text:style-name="P4"><text:tab/> * __toString</text:p>
      <text:p text:style-name="P4"><text:tab/> *</text:p>
      <text:p text:style-name="P4"><text:tab/> * Return the current record as a string (alias of current())</text:p>
      <text:p text:style-name="P4"><text:tab/> * <text:span text:style-name="T4">@return</text:span> string $buffer</text:p>
      <text:p text:style-name="P4"><text:tab/> */</text:p>
      <text:p text:style-name="P4"><text:tab/>public function __toString()</text:p>
      <text:p text:style-name="P4"><text:tab/>{</text:p>
      <text:p text:style-name="P4"><text:tab/><text:tab/>return $this-&gt;stream-&gt;__toString();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tream<text:tab/><text:tab/><text:tab/><text:tab/><text:page-number text:select-page="current">22</text:page-number><text:tab/><text:tab/><text:tab/><text:date style:data-style-name="N76" text:date-value="2012-07-04T20:30:55" text:fixed="true">July 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30H14M10S</meta:editing-duration>
    <meta:editing-cycles>76</meta:editing-cycles>
    <meta:generator>OpenOffice.org/3.2$Linux OpenOffice.org_project/320m12$Build-9483</meta:generator>
    <meta:initial-creator>Jay Wheeler</meta:initial-creator>
    <dc:date>2012-07-09T16:28:02</dc:date>
    <dc:creator>Jay Wheeler</dc:creator>
    <meta:document-statistic meta:table-count="25" meta:image-count="0" meta:object-count="0" meta:page-count="60" meta:paragraph-count="1458" meta:word-count="5702" meta:character-count="37296"/>
    <meta:template xlink:type="simple" xlink:actuate="onRequest" xlink:title="ClassDefault" xlink:href="../ClassDefault.ott" meta:date="2012-06-12T12:20:04"/>
  </office:meta>
</office:document-meta>
</file>